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cf3834" draw:fill="solid" draw:fill-color="#009353" draw:textarea-horizontal-align="justify" draw:textarea-vertical-align="middle" draw:auto-grow-height="false" fo:min-height="1.25cm" fo:min-width="1.301cm"/>
    </style:style>
    <style:style style:name="gr2" style:family="graphic" style:parent-style-name="standard">
      <style:graphic-properties draw:stroke="none" svg:stroke-color="#cf3834" draw:fill="solid" draw:fill-color="#009353" draw:textarea-horizontal-align="justify" draw:textarea-vertical-align="middle" draw:auto-grow-height="false" fo:min-height="1cm" fo:min-width="1.501cm"/>
    </style:style>
    <style:style style:name="gr3" style:family="graphic" style:parent-style-name="standard">
      <style:graphic-properties draw:stroke="none" draw:fill-color="#ccbe00" draw:textarea-horizontal-align="justify" draw:textarea-vertical-align="middle" draw:auto-grow-height="false" fo:min-height="1.036cm" fo:min-width="1.501cm"/>
    </style:style>
    <style:style style:name="gr4" style:family="graphic" style:parent-style-name="standard">
      <style:graphic-properties draw:stroke="none" svg:stroke-color="#cf3834" draw:fill="solid" draw:fill-color="#00888a" draw:textarea-horizontal-align="justify" draw:textarea-vertical-align="middle" draw:auto-grow-height="false" fo:min-height="1.063cm" fo:min-width="1.301cm"/>
    </style:style>
    <style:style style:name="gr5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0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70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106cm" svg:stroke-color="#ba131a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9cm" fo:min-width="0cm"/>
    </style:style>
    <style:style style:name="gr19" style:family="graphic" style:parent-style-name="standard">
      <style:graphic-properties draw:stroke="none" draw:fill-color="#ed1c24" draw:textarea-horizontal-align="justify" draw:textarea-vertical-align="top" draw:auto-grow-height="false" fo:min-height="0.712cm" fo:min-width="0.401cm"/>
    </style:style>
    <style:style style:name="gr20" style:family="graphic" style:parent-style-name="standard">
      <style:graphic-properties draw:stroke="none" draw:fill-color="#00a65d" draw:textarea-horizontal-align="justify" draw:textarea-vertical-align="top" draw:auto-grow-height="false" fo:min-height="0.712cm" fo:min-width="0.401cm"/>
    </style:style>
    <style:style style:name="gr21" style:family="graphic" style:parent-style-name="objectwithoutfill">
      <style:graphic-properties svg:stroke-width="0.053cm" svg:stroke-color="#ed1c24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23" style:family="graphic" style:parent-style-name="standard">
      <style:graphic-properties draw:stroke="none" draw:fill-color="#e3d200" draw:textarea-horizontal-align="justify" draw:textarea-vertical-align="top" draw:auto-grow-height="false" fo:min-height="0.712cm" fo:min-width="0.401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draw:fill-color="#009353" draw:textarea-horizontal-align="justify" draw:textarea-vertical-align="top" draw:auto-grow-height="false" fo:min-height="0.712cm" fo:min-width="0.401cm"/>
    </style:style>
    <style:style style:name="gr2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7" style:family="graphic" style:parent-style-name="objectwithoutfill">
      <style:graphic-properties svg:stroke-width="0.028cm" draw:marker-start="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draw:stroke="dash" draw:stroke-dash="Fine_20_Dashed" svg:stroke-width="0.053cm" svg:stroke-color="#ed1c24" draw:marker-start-width="0.279cm" draw:marker-end-width="0.279cm" draw:fill="none" draw:textarea-horizontal-align="justify" draw:textarea-vertical-align="middle" draw:auto-grow-height="false" fo:min-height="2.05cm" fo:min-width="13.8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30" style:family="graphic" style:parent-style-name="standard">
      <style:graphic-properties draw:stroke="dash" draw:stroke-dash="Fine_20_Dashed" svg:stroke-width="0.053cm" svg:stroke-color="#ed1c24" draw:marker-start-width="0.279cm" draw:marker-end-width="0.279cm" draw:fill="none" draw:textarea-horizontal-align="justify" draw:textarea-vertical-align="middle" draw:auto-grow-height="false" fo:min-height="1.998cm" fo:min-width="13.748cm" fo:padding-top="0.151cm" fo:padding-bottom="0.151cm" fo:padding-left="0.276cm" fo:padding-right="0.276cm"/>
    </style:style>
    <style:style style:name="gr31" style:family="graphic" style:parent-style-name="standard">
      <style:graphic-properties draw:stroke="none" draw:fill-color="#fcd4d1" draw:textarea-horizontal-align="justify" draw:textarea-vertical-align="top" draw:auto-grow-height="false" fo:min-height="0.712cm" fo:min-width="0.401cm"/>
    </style:style>
    <style:style style:name="gr32" style:family="graphic" style:parent-style-name="standard">
      <style:graphic-properties draw:stroke="solid" svg:stroke-width="0.053cm" svg:stroke-color="#e3d200" draw:marker-start-width="0.279cm" draw:marker-end-width="0.279cm" draw:fill="none" draw:fill-color="#ed1c24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3" style:family="graphic" style:parent-style-name="standard">
      <style:graphic-properties draw:stroke="solid" svg:stroke-width="0.053cm" svg:stroke-color="#ce181e" draw:marker-start-width="0.279cm" draw:marker-end-width="0.279cm" draw:fill="none" draw:fill-color="#ed1c24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4" style:family="graphic" style:parent-style-name="objectwithoutfill">
      <style:graphic-properties draw:marker-end="" draw:marker-end-width="0.3cm" draw:fill="none" draw:textarea-vertical-align="middle"/>
    </style:style>
    <style:style style:name="gr35" style:family="graphic" style:parent-style-name="standard">
      <style:graphic-properties draw:stroke="solid" svg:stroke-width="0.053cm" svg:stroke-color="#0066b3" draw:marker-start-width="0.279cm" draw:marker-end-width="0.279cm" draw:fill="none" draw:fill-color="#ed1c24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-color="#009353" draw:textarea-horizontal-align="justify" draw:textarea-vertical-align="top" draw:auto-grow-height="false" fo:min-height="0.152cm" fo:min-width="0cm"/>
    </style:style>
    <style:style style:name="gr37" style:family="graphic" style:parent-style-name="standard">
      <style:graphic-properties draw:stroke="none" draw:fill-color="#1b75bc" draw:textarea-horizontal-align="justify" draw:textarea-vertical-align="top" draw:auto-grow-height="false" fo:min-height="0.152cm" fo:min-width="0cm"/>
    </style:style>
    <style:style style:name="P1" style:family="paragraph">
      <loext:graphic-properties draw:fill="solid" draw:fill-color="#009353"/>
      <style:paragraph-properties fo:text-align="center"/>
    </style:style>
    <style:style style:name="P2" style:family="paragraph">
      <loext:graphic-properties draw:fill-color="#ccbe00"/>
      <style:paragraph-properties fo:text-align="center"/>
    </style:style>
    <style:style style:name="P3" style:family="paragraph">
      <loext:graphic-properties draw:fill="solid" draw:fill-color="#00888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color="#002342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Ubuntu" fo:font-size="20pt" style:font-name-asian="Ubuntu" style:font-size-asian="20pt" style:font-size-complex="20pt"/>
    </style:style>
    <style:style style:name="P8" style:family="paragraph">
      <style:text-properties fo:color="#ba131a" fo:font-size="14pt" style:font-size-asian="14pt" style:font-size-complex="14pt"/>
    </style:style>
    <style:style style:name="P9" style:family="paragraph">
      <loext:graphic-properties draw:fill="none" draw:fill-color="#ffffff"/>
      <style:text-properties fo:color="#ba131a" fo:font-size="14pt" style:font-size-asian="14pt" style:font-size-complex="14pt"/>
    </style:style>
    <style:style style:name="P10" style:family="paragraph">
      <style:text-properties fo:color="#ce181e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color="#ce181e"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color="#407927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color="#407927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ed1c24"/>
      <style:paragraph-properties fo:text-align="center"/>
      <style:text-properties fo:color="#fff9ae" fo:font-size="12pt" style:font-size-asian="12pt" style:font-size-complex="12pt"/>
    </style:style>
    <style:style style:name="P16" style:family="paragraph">
      <loext:graphic-properties draw:fill-color="#00a65d"/>
      <style:paragraph-properties fo:text-align="center"/>
      <style:text-properties fo:color="#fff9ae"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style:text-properties fo:color="#ce181e" fo:font-weight="bold" style:font-weight-asian="bold" style:font-weight-complex="bold"/>
    </style:style>
    <style:style style:name="P19" style:family="paragraph">
      <loext:graphic-properties draw:fill-color="#e3d200"/>
      <style:paragraph-properties fo:text-align="center"/>
      <style:text-properties fo:color="#fff9ae"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ffffff"/>
    </style:style>
    <style:style style:name="P23" style:family="paragraph">
      <style:text-properties fo:color="#e3d200"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none" draw:fill-color="#ffffff"/>
      <style:text-properties fo:color="#e3d200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/>
    </style:style>
    <style:style style:name="P26" style:family="paragraph">
      <loext:graphic-properties draw:fill-color="#009353"/>
      <style:paragraph-properties fo:text-align="center"/>
      <style:text-properties fo:color="#fff9ae"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8" style:family="paragraph">
      <style:paragraph-properties fo:text-align="center"/>
      <style:text-properties fo:color="#808080" fo:font-weight="bold" style:font-weight-asian="bold" style:font-weight-complex="bold"/>
    </style:style>
    <style:style style:name="P29" style:family="paragraph">
      <loext:graphic-properties draw:fill-color="#fcd4d1"/>
      <style:paragraph-properties fo:text-align="center"/>
      <style:text-properties fo:color="#808080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ed1c24"/>
      <style:paragraph-properties fo:text-align="center"/>
    </style:style>
    <style:style style:name="P31" style:family="paragraph">
      <style:text-properties fo:background-color="#21409a"/>
    </style:style>
    <style:style style:name="P32" style:family="paragraph">
      <loext:graphic-properties draw:fill="none" draw:fill-color="#ffffff"/>
      <style:text-properties fo:color="#ffffff" fo:font-size="10pt" fo:background-color="#21409a" style:font-size-asian="10pt" style:font-size-complex="10pt"/>
    </style:style>
    <style:style style:name="P33" style:family="paragraph">
      <style:text-properties fo:color="#ffffff" fo:font-size="10pt" fo:background-color="#fff200" style:font-size-asian="10pt" style:font-size-complex="10pt"/>
    </style:style>
    <style:style style:name="P34" style:family="paragraph">
      <loext:graphic-properties draw:fill="none" draw:fill-color="#ffffff"/>
      <style:text-properties fo:color="#ffffff" fo:font-size="10pt" fo:background-color="#fff200" style:font-size-asian="10pt" style:font-size-complex="10pt"/>
    </style:style>
    <style:style style:name="P35" style:family="paragraph">
      <style:text-properties fo:color="#ffffff" fo:font-size="10pt" fo:background-color="#ed1c24" style:font-size-asian="10pt" style:font-size-complex="10pt"/>
    </style:style>
    <style:style style:name="P36" style:family="paragraph">
      <loext:graphic-properties draw:fill="none" draw:fill-color="#ffffff"/>
      <style:text-properties fo:color="#ffffff" fo:font-size="10pt" fo:background-color="#ed1c24" style:font-size-asian="10pt" style:font-size-complex="10pt"/>
    </style:style>
    <style:style style:name="P37" style:family="paragraph">
      <loext:graphic-properties draw:fill="none" draw:fill-color="#ffffff"/>
      <style:text-properties fo:font-size="6pt" style:font-size-asian="6pt" style:font-size-complex="6pt"/>
    </style:style>
    <style:style style:name="P38" style:family="paragraph">
      <loext:graphic-properties draw:fill-color="#1b75bc"/>
      <style:paragraph-properties fo:text-align="center"/>
      <style:text-properties fo:color="#fff9ae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2342" fo:font-size="10pt" style:font-size-asian="10pt" style:font-size-complex="10pt"/>
    </style:style>
    <style:style style:name="T3" style:family="text">
      <style:text-properties style:font-name="Ubuntu" fo:font-size="20pt" style:font-name-asian="Ubuntu" style:font-size-asian="20pt" style:font-size-complex="20pt"/>
    </style:style>
    <style:style style:name="T4" style:family="text">
      <style:text-properties fo:color="#ba131a" fo:font-size="14pt" style:font-size-asian="14pt" style:font-size-complex="14pt"/>
    </style:style>
    <style:style style:name="T5" style:family="text">
      <style:text-properties fo:color="#ce181e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407927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f9ae" fo:font-size="12pt" style:font-size-asian="12pt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ce181e" fo:font-size="12pt" style:font-size-asian="12pt" style:font-size-complex="12pt"/>
    </style:style>
    <style:style style:name="T12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e181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e3d200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579835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eeeee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2" style:family="text">
      <style:text-properties fo:color="#808080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ffffff" fo:font-size="10pt" fo:background-color="#21409a" style:font-size-asian="10pt" style:font-size-complex="10pt"/>
    </style:style>
    <style:style style:name="T24" style:family="text">
      <style:text-properties fo:color="#ffffff" fo:font-size="10pt" fo:background-color="#fff200" style:font-size-asian="10pt" style:font-size-complex="10pt"/>
    </style:style>
    <style:style style:name="T25" style:family="text">
      <style:text-properties fo:color="#ffffff" fo:font-size="10pt" fo:background-color="#ed1c24" style:font-size-asian="10pt" style:font-size-complex="10pt"/>
    </style:style>
    <style:style style:name="T2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8cm" svg:height="2.4cm" svg:x="15.857cm" svg:y="8.8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2" draw:id="id2" draw:layer="layout" svg:width="2cm" svg:height="2cm" svg:x="9.557cm" svg:y="9.2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1" draw:id="id1" draw:layer="layout" svg:width="2cm" svg:height="1.6cm" svg:x="3.257cm" svg:y="9.6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4" draw:id="id4" draw:layer="layout" svg:width="1.8cm" svg:height="2.1cm" svg:x="9.157cm" svg:y="4.2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draw:type="curve" draw:line-skew="0.255cm 0.266cm" svg:x1="4.257cm" svg:y1="9.662cm" svg:x2="9.557cm" svg:y2="10.262cm" draw:start-shape="id1" draw:start-glue-point="4" draw:end-shape="id2" draw:end-glue-point="6" svg:d="M4257 9662c0-367 1709-307 2328-65s148 665 2972 665" svg:viewBox="0 0 5301 862">
          <text:p/>
        </draw:connector>
        <draw:connector draw:style-name="gr5" draw:text-style-name="P4" draw:layer="layout" draw:type="curve" draw:line-skew="0.434cm 0.565cm" svg:x1="10.557cm" svg:y1="9.262cm" svg:x2="15.857cm" svg:y2="10.062cm" draw:start-shape="id2" draw:start-glue-point="5" draw:end-shape="id3" draw:end-glue-point="6" svg:d="M10557 9262c0-100 1858-84 2589 141s335 659 2711 659" svg:viewBox="0 0 5301 860">
          <text:p/>
        </draw:connector>
        <draw:connector draw:style-name="gr5" draw:text-style-name="P4" draw:layer="layout" draw:type="curve" svg:x1="16.757cm" svg:y1="8.862cm" svg:x2="10.957cm" svg:y2="5.312cm" draw:start-shape="id3" draw:start-glue-point="5" draw:end-shape="id4" draw:end-glue-point="8" svg:d="M16757 8862c0-2367-1933-3550-5800-3550" svg:viewBox="0 0 5801 3551">
          <text:p/>
        </draw:connector>
        <draw:frame draw:style-name="gr6" draw:text-style-name="P5" draw:layer="layout" svg:width="1.552cm" svg:height="0.645cm" draw:transform="rotate (-0.312588469032185) translate (6.994cm 9.094cm)">
          <draw:text-box>
            <text:p><text:span text:style-name="T1">gi</text:span><text:span text:style-name="T1">t </text:span><text:span text:style-name="T1">a</text:span><text:span text:style-name="T1">d</text:span><text:span text:style-name="T1">d</text:span></text:p>
          </draw:text-box>
        </draw:frame>
        <draw:frame draw:style-name="gr7" draw:text-style-name="P5" draw:layer="layout" svg:width="2.098cm" svg:height="0.645cm" draw:transform="rotate (-0.17872171540422) translate (12.235cm 8.592cm)">
          <draw:text-box>
            <text:p><text:span text:style-name="T1">gi</text:span><text:span text:style-name="T1">t </text:span><text:span text:style-name="T1">c</text:span><text:span text:style-name="T1">o</text:span><text:span text:style-name="T1">m</text:span><text:span text:style-name="T1">m</text:span><text:span text:style-name="T1">it</text:span></text:p>
          </draw:text-box>
        </draw:frame>
        <draw:frame draw:style-name="gr8" draw:text-style-name="P5" draw:layer="layout" svg:width="1.73cm" svg:height="0.645cm" draw:transform="rotate (-0.375769387954379) translate (14.436cm 5.022cm)">
          <draw:text-box>
            <text:p><text:span text:style-name="T1">gi</text:span><text:span text:style-name="T1">t </text:span><text:span text:style-name="T1">p</text:span><text:span text:style-name="T1">u</text:span><text:span text:style-name="T1">s</text:span><text:span text:style-name="T1">h</text:span></text:p>
          </draw:text-box>
        </draw:frame>
        <draw:frame draw:style-name="gr9" draw:text-style-name="P5" draw:layer="layout" svg:width="1.556cm" svg:height="0.759cm" svg:x="3.457cm" svg:y="9.962cm">
          <draw:text-box>
            <text:p><text:span text:style-name="T1">工</text:span><text:span text:style-name="T1">作</text:span><text:span text:style-name="T1">区</text:span></text:p>
          </draw:text-box>
        </draw:frame>
        <draw:frame draw:style-name="gr9" draw:text-style-name="P6" draw:layer="layout" svg:width="1.556cm" svg:height="0.759cm" svg:x="9.757cm" svg:y="9.962cm">
          <draw:text-box>
            <text:p><text:span text:style-name="T2">暂</text:span><text:span text:style-name="T2">存</text:span><text:span text:style-name="T2">区</text:span></text:p>
          </draw:text-box>
        </draw:frame>
        <draw:frame draw:style-name="gr10" draw:text-style-name="P5" draw:layer="layout" svg:width="1.205cm" svg:height="1.267cm" svg:x="16.15cm" svg:y="9.562cm">
          <draw:text-box>
            <text:p><text:span text:style-name="T1">本</text:span><text:span text:style-name="T1">地</text:span></text:p>
            <text:p><text:span text:style-name="T1">仓</text:span><text:span text:style-name="T1">库</text:span></text:p>
          </draw:text-box>
        </draw:frame>
        <draw:frame draw:style-name="gr10" draw:text-style-name="P5" draw:layer="layout" svg:width="1.205cm" svg:height="1.267cm" svg:x="9.452cm" svg:y="4.862cm">
          <draw:text-box>
            <text:p><text:span text:style-name="T1">远</text:span><text:span text:style-name="T1">程</text:span></text:p>
            <text:p><text:span text:style-name="T1">仓</text:span><text:span text:style-name="T1">库</text:span></text:p>
          </draw:text-box>
        </draw:frame>
        <draw:connector draw:style-name="gr11" draw:text-style-name="P4" draw:layer="layout" draw:type="curve" draw:line-skew="0.864cm" svg:x1="16.757cm" svg:y1="11.262cm" svg:x2="4.257cm" svg:y2="11.168cm" draw:start-shape="id3" draw:start-glue-point="7" draw:end-shape="id1" draw:end-glue-point="6" svg:d="M16757 11262c0 2047-12500 2094-12500-94" svg:viewBox="0 0 12501 1636">
          <text:p/>
        </draw:connector>
        <draw:frame draw:style-name="gr12" draw:text-style-name="P5" draw:layer="layout" svg:width="2.377cm" svg:height="0.645cm" svg:x="9.457cm" svg:y="12.062cm">
          <draw:text-box>
            <text:p><text:span text:style-name="T1">gi</text:span><text:span text:style-name="T1">t </text:span><text:span text:style-name="T1">c</text:span><text:span text:style-name="T1">h</text:span><text:span text:style-name="T1">e</text:span><text:span text:style-name="T1">c</text:span><text:span text:style-name="T1">k</text:span><text:span text:style-name="T1">o</text:span><text:span text:style-name="T1">ut</text:span></text:p>
          </draw:text-box>
        </draw:frame>
        <draw:connector draw:style-name="gr11" draw:text-style-name="P4" draw:layer="layout" draw:type="curve" svg:x1="10.057cm" svg:y1="6.362cm" svg:x2="16.757cm" svg:y2="9.462cm" draw:start-shape="id4" draw:start-glue-point="7" draw:end-shape="id3" draw:end-glue-point="4" svg:d="M10057 6362c0 1876 6700 327 6700 3100" svg:viewBox="0 0 6701 3101">
          <text:p/>
        </draw:connector>
        <draw:frame draw:style-name="gr13" draw:text-style-name="P5" draw:layer="layout" svg:width="2.665cm" svg:height="0.645cm" draw:transform="rotate (-0.119205987911213) translate (12.183cm 6.799cm)">
          <draw:text-box>
            <text:p><text:span text:style-name="T1">gi</text:span><text:span text:style-name="T1">t </text:span><text:span text:style-name="T1">fe</text:span><text:span text:style-name="T1">tc</text:span><text:span text:style-name="T1">h/</text:span><text:span text:style-name="T1">cl</text:span><text:span text:style-name="T1">o</text:span><text:span text:style-name="T1">n</text:span><text:span text:style-name="T1">e</text:span></text:p>
          </draw:text-box>
        </draw:frame>
        <draw:connector draw:style-name="gr11" draw:text-style-name="P4" draw:layer="layout" draw:type="curve" svg:x1="9.157cm" svg:y1="5.312cm" svg:x2="4.257cm" svg:y2="9.662cm" draw:start-shape="id4" draw:start-glue-point="6" draw:end-shape="id1" draw:end-glue-point="4" svg:d="M9157 5312c-3267 0-4900 1450-4900 4350" svg:viewBox="0 0 4901 4351">
          <text:p/>
        </draw:connector>
        <draw:frame draw:style-name="gr14" draw:text-style-name="P5" draw:layer="layout" svg:width="1.51cm" svg:height="0.645cm" svg:x="5.1cm" svg:y="6.6cm">
          <draw:text-box>
            <text:p><text:span text:style-name="T1">gi</text:span><text:span text:style-name="T1">t </text:span><text:span text:style-name="T1">p</text:span><text:span text:style-name="T1">ul</text:span><text:span text:style-name="T1">l</text:span></text:p>
          </draw:text-box>
        </draw:frame>
        <draw:frame draw:style-name="gr15" draw:text-style-name="P7" draw:layer="layout" svg:width="3.33cm" svg:height="1.047cm" svg:x="8.835cm" svg:y="2cm">
          <draw:text-box>
            <text:p><text:span text:style-name="T3">常</text:span><text:span text:style-name="T3">规</text:span><text:span text:style-name="T3">操</text:span><text:span text:style-name="T3">作</text:span></text:p>
          </draw:text-box>
        </draw:frame>
        <draw:line draw:style-name="gr16" draw:text-style-name="P4" draw:layer="layout" svg:x1="1.8cm" svg:y1="3.2cm" svg:x2="19.2cm" svg:y2="3.2cm">
          <text:p/>
        </draw:line>
        <draw:custom-shape draw:style-name="gr1" draw:text-style-name="P1" xml:id="id7" draw:id="id7" draw:layer="layout" svg:width="1.8cm" svg:height="2.4cm" svg:x="15.757cm" svg:y="20.8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6" draw:id="id6" draw:layer="layout" svg:width="2cm" svg:height="2cm" svg:x="9.457cm" svg:y="21.2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5" draw:id="id5" draw:layer="layout" svg:width="2cm" svg:height="1.6cm" svg:x="3.157cm" svg:y="21.63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8" draw:id="id8" draw:layer="layout" svg:width="1.8cm" svg:height="2.1cm" svg:x="9.057cm" svg:y="16.2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7" draw:text-style-name="P4" draw:layer="layout" draw:type="curve" draw:line-skew="0.255cm 0.266cm" svg:x1="4.157cm" svg:y1="21.637cm" svg:x2="9.457cm" svg:y2="22.237cm" draw:start-shape="id5" draw:start-glue-point="4" draw:end-shape="id6" draw:end-glue-point="6" svg:d="M4157 21637c0-367 1709-307 2328-65s148 665 2972 665" svg:viewBox="0 0 5301 862">
          <text:p/>
        </draw:connector>
        <draw:connector draw:style-name="gr5" draw:text-style-name="P4" draw:layer="layout" draw:type="curve" draw:line-skew="0.434cm 0.565cm" svg:x1="10.457cm" svg:y1="21.237cm" svg:x2="15.757cm" svg:y2="22.037cm" draw:start-shape="id6" draw:start-glue-point="5" draw:end-shape="id7" draw:end-glue-point="6" svg:d="M10457 21237c0-99 1858-83 2589 142s335 658 2711 658" svg:viewBox="0 0 5301 859">
          <text:p/>
        </draw:connector>
        <draw:connector draw:style-name="gr5" draw:text-style-name="P4" draw:layer="layout" draw:type="curve" svg:x1="16.657cm" svg:y1="20.837cm" svg:x2="10.857cm" svg:y2="17.287cm" draw:start-shape="id7" draw:start-glue-point="5" draw:end-shape="id8" draw:end-glue-point="8" svg:d="M16657 20837c0-2367-1933-3550-5800-3550" svg:viewBox="0 0 5801 3551">
          <text:p/>
        </draw:connector>
        <draw:frame draw:style-name="gr6" draw:text-style-name="P9" draw:layer="layout" svg:width="1.992cm" svg:height="0.806cm" draw:transform="rotate (-0.312588469032185) translate (6.848cm 20.954cm)">
          <draw:text-box>
            <text:p text:style-name="P8"><text:span text:style-name="T4">g</text:span><text:span text:style-name="T4">it </text:span><text:span text:style-name="T4">a</text:span><text:span text:style-name="T4">d</text:span><text:span text:style-name="T4">d</text:span></text:p>
          </draw:text-box>
        </draw:frame>
        <draw:frame draw:style-name="gr7" draw:text-style-name="P5" draw:layer="layout" svg:width="2.098cm" svg:height="0.645cm" draw:transform="rotate (-0.17872171540422) translate (12.135cm 20.567cm)">
          <draw:text-box>
            <text:p><text:span text:style-name="T1">gi</text:span><text:span text:style-name="T1">t </text:span><text:span text:style-name="T1">c</text:span><text:span text:style-name="T1">o</text:span><text:span text:style-name="T1">m</text:span><text:span text:style-name="T1">m</text:span><text:span text:style-name="T1">it</text:span></text:p>
          </draw:text-box>
        </draw:frame>
        <draw:frame draw:style-name="gr8" draw:text-style-name="P5" draw:layer="layout" svg:width="1.73cm" svg:height="0.645cm" draw:transform="rotate (-0.375769387954379) translate (14.336cm 16.997cm)">
          <draw:text-box>
            <text:p><text:span text:style-name="T1">gi</text:span><text:span text:style-name="T1">t </text:span><text:span text:style-name="T1">p</text:span><text:span text:style-name="T1">u</text:span><text:span text:style-name="T1">s</text:span><text:span text:style-name="T1">h</text:span></text:p>
          </draw:text-box>
        </draw:frame>
        <draw:frame draw:style-name="gr9" draw:text-style-name="P5" draw:layer="layout" svg:width="1.556cm" svg:height="0.759cm" svg:x="3.357cm" svg:y="21.937cm">
          <draw:text-box>
            <text:p><text:span text:style-name="T1">工</text:span><text:span text:style-name="T1">作</text:span><text:span text:style-name="T1">区</text:span></text:p>
          </draw:text-box>
        </draw:frame>
        <draw:frame draw:style-name="gr9" draw:text-style-name="P6" draw:layer="layout" svg:width="1.556cm" svg:height="0.759cm" svg:x="9.657cm" svg:y="21.937cm">
          <draw:text-box>
            <text:p><text:span text:style-name="T2">暂</text:span><text:span text:style-name="T2">存</text:span><text:span text:style-name="T2">区</text:span></text:p>
          </draw:text-box>
        </draw:frame>
        <draw:frame draw:style-name="gr10" draw:text-style-name="P5" draw:layer="layout" svg:width="1.205cm" svg:height="1.267cm" svg:x="16.05cm" svg:y="21.537cm">
          <draw:text-box>
            <text:p><text:span text:style-name="T1">本</text:span><text:span text:style-name="T1">地</text:span></text:p>
            <text:p><text:span text:style-name="T1">仓</text:span><text:span text:style-name="T1">库</text:span></text:p>
          </draw:text-box>
        </draw:frame>
        <draw:frame draw:style-name="gr10" draw:text-style-name="P5" draw:layer="layout" svg:width="1.205cm" svg:height="1.267cm" svg:x="9.352cm" svg:y="16.837cm">
          <draw:text-box>
            <text:p><text:span text:style-name="T1">远</text:span><text:span text:style-name="T1">程</text:span></text:p>
            <text:p><text:span text:style-name="T1">仓</text:span><text:span text:style-name="T1">库</text:span></text:p>
          </draw:text-box>
        </draw:frame>
        <draw:connector draw:style-name="gr11" draw:text-style-name="P4" draw:layer="layout" draw:type="curve" svg:x1="9.957cm" svg:y1="18.337cm" svg:x2="16.657cm" svg:y2="21.437cm" draw:start-shape="id8" draw:start-glue-point="7" draw:end-shape="id7" draw:end-glue-point="4" svg:d="M9957 18337c0 1876 6700 327 6700 3100" svg:viewBox="0 0 6701 3101">
          <text:p/>
        </draw:connector>
        <draw:frame draw:style-name="gr13" draw:text-style-name="P5" draw:layer="layout" svg:width="2.665cm" svg:height="0.645cm" draw:transform="rotate (-0.119205987911213) translate (12.083cm 18.774cm)">
          <draw:text-box>
            <text:p><text:span text:style-name="T1">gi</text:span><text:span text:style-name="T1">t </text:span><text:span text:style-name="T1">fe</text:span><text:span text:style-name="T1">tc</text:span><text:span text:style-name="T1">h/</text:span><text:span text:style-name="T1">cl</text:span><text:span text:style-name="T1">o</text:span><text:span text:style-name="T1">n</text:span><text:span text:style-name="T1">e</text:span></text:p>
          </draw:text-box>
        </draw:frame>
        <draw:connector draw:style-name="gr11" draw:text-style-name="P4" draw:layer="layout" draw:type="curve" svg:x1="9.057cm" svg:y1="17.287cm" svg:x2="4.157cm" svg:y2="21.637cm" draw:start-shape="id8" draw:start-glue-point="6" draw:end-shape="id5" draw:end-glue-point="4" svg:d="M9057 17287c-3267 0-4900 1450-4900 4350" svg:viewBox="0 0 4901 4351">
          <text:p/>
        </draw:connector>
        <draw:frame draw:style-name="gr14" draw:text-style-name="P5" draw:layer="layout" svg:width="1.51cm" svg:height="0.645cm" svg:x="5cm" svg:y="18.575cm">
          <draw:text-box>
            <text:p><text:span text:style-name="T1">gi</text:span><text:span text:style-name="T1">t </text:span><text:span text:style-name="T1">p</text:span><text:span text:style-name="T1">ul</text:span><text:span text:style-name="T1">l</text:span></text:p>
          </draw:text-box>
        </draw:frame>
        <draw:frame draw:style-name="gr15" draw:text-style-name="P7" draw:layer="layout" svg:width="2.737cm" svg:height="1.047cm" svg:x="9.032cm" svg:y="13.975cm">
          <draw:text-box>
            <text:p><text:span text:style-name="T3">g</text:span><text:span text:style-name="T3">i</text:span><text:span text:style-name="T3">t </text:span><text:span text:style-name="T3">a</text:span><text:span text:style-name="T3">d</text:span><text:span text:style-name="T3">d</text:span></text:p>
          </draw:text-box>
        </draw:frame>
        <draw:line draw:style-name="gr16" draw:text-style-name="P4" draw:layer="layout" svg:x1="1.7cm" svg:y1="15.175cm" svg:x2="19.1cm" svg:y2="15.175cm">
          <text:p/>
        </draw:line>
        <draw:frame draw:style-name="gr15" draw:text-style-name="P11" draw:layer="layout" svg:width="4.525cm" svg:height="0.759cm" svg:x="1.875cm" svg:y="23.195cm">
          <draw:text-box>
            <text:p text:style-name="P10"><text:span text:style-name="T5">U</text:span><text:span text:style-name="T5">nt</text:span><text:span text:style-name="T5">ra</text:span><text:span text:style-name="T5">c</text:span><text:span text:style-name="T5">k</text:span><text:span text:style-name="T5">e</text:span><text:span text:style-name="T5">d:</text:span><text:span text:style-name="T5">新</text:span><text:span text:style-name="T5">创</text:span><text:span text:style-name="T5">建</text:span><text:span text:style-name="T5">的</text:span><text:span text:style-name="T5">文</text:span><text:span text:style-name="T5">件</text:span></text:p>
          </draw:text-box>
        </draw:frame>
        <draw:frame draw:style-name="gr18" draw:text-style-name="P11" draw:layer="layout" svg:width="4.6cm" svg:height="0.759cm" svg:x="1.875cm" svg:y="23.695cm">
          <draw:text-box>
            <text:p text:style-name="P10"><text:span text:style-name="T5">M</text:span><text:span text:style-name="T5">o</text:span><text:span text:style-name="T5">di</text:span><text:span text:style-name="T5">fi</text:span><text:span text:style-name="T5">e</text:span><text:span text:style-name="T5">d </text:span><text:span text:style-name="T5">：</text:span><text:span text:style-name="T5">修</text:span><text:span text:style-name="T5">改</text:span><text:span text:style-name="T5">过</text:span><text:span text:style-name="T5">的</text:span><text:span text:style-name="T5">文</text:span><text:span text:style-name="T5">件</text:span></text:p>
          </draw:text-box>
        </draw:frame>
        <draw:frame draw:style-name="gr15" draw:text-style-name="P13" draw:layer="layout" svg:width="1.675cm" svg:height="0.645cm" svg:x="7.9cm" svg:y="22.754cm">
          <draw:text-box>
            <text:p text:style-name="P12"><text:span text:style-name="T6">S</text:span><text:span text:style-name="T6">ta</text:span><text:span text:style-name="T6">g</text:span><text:span text:style-name="T6">e</text:span><text:span text:style-name="T6">d</text:span></text:p>
          </draw:text-box>
        </draw:frame>
        <draw:custom-shape draw:style-name="gr19" draw:text-style-name="P15" xml:id="id9" draw:id="id9" draw:layer="layout" svg:width="0.9cm" svg:height="1.2cm" svg:x="3.4cm" svg:y="24.554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0" draw:text-style-name="P16" xml:id="id10" draw:id="id10" draw:layer="layout" svg:width="0.9cm" svg:height="1.2cm" svg:x="10cm" svg:y="24.555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4" draw:layer="layout" draw:type="line" svg:x1="4.3cm" svg:y1="25.154cm" svg:x2="10cm" svg:y2="25.155cm" draw:start-shape="id9" draw:start-glue-point="7" draw:end-shape="id10" draw:end-glue-point="5" svg:d="M4300 25154l5700 1" svg:viewBox="0 0 5701 2">
          <text:p/>
        </draw:connector>
        <draw:line draw:style-name="gr11" draw:text-style-name="P4" draw:layer="layout" svg:x1="6.3cm" svg:y1="24.054cm" svg:x2="8.1cm" svg:y2="23.254cm">
          <text:p/>
        </draw:line>
        <draw:line draw:style-name="gr11" draw:text-style-name="P4" draw:layer="layout" svg:x1="6.3cm" svg:y1="23.53cm" svg:x2="8.1cm" svg:y2="23.254cm">
          <text:p/>
        </draw:line>
        <draw:frame draw:style-name="gr15" draw:text-style-name="P17" draw:layer="layout" svg:width="5.468cm" svg:height="2.246cm" svg:x="1.932cm" svg:y="26.454cm">
          <draw:text-box>
            <text:p><text:span text:style-name="T8">语</text:span><text:span text:style-name="T8">法</text:span><text:span text:style-name="T8">：</text:span><text:span text:style-name="T8">g</text:span><text:span text:style-name="T8">it </text:span><text:span text:style-name="T8">a</text:span><text:span text:style-name="T8">d</text:span><text:span text:style-name="T8">d </text:span><text:span text:style-name="T8">&lt;</text:span><text:span text:style-name="T8">fi</text:span><text:span text:style-name="T8">l</text:span><text:span text:style-name="T8">e</text:span><text:span text:style-name="T8">&gt;</text:span><text:span text:style-name="T8">…</text:span></text:p>
            <text:p><text:span text:style-name="T9">g</text:span><text:span text:style-name="T9">it </text:span><text:span text:style-name="T9">a</text:span><text:span text:style-name="T9">d</text:span><text:span text:style-name="T9">d </text:span><text:span text:style-name="T9">a</text:span><text:span text:style-name="T9">.t</text:span><text:span text:style-name="T9">x</text:span><text:span text:style-name="T9">t </text:span></text:p>
            <text:p><text:span text:style-name="T9">g</text:span><text:span text:style-name="T9">it </text:span><text:span text:style-name="T9">a</text:span><text:span text:style-name="T9">d</text:span><text:span text:style-name="T9">d </text:span><text:span text:style-name="T9">. <text:s/></text:span><text:span text:style-name="T9"><text:s text:c="2"/></text:span><text:span text:style-name="T9"># </text:span><text:span text:style-name="T9">当</text:span><text:span text:style-name="T9">前</text:span><text:span text:style-name="T9">目</text:span><text:span text:style-name="T9">录</text:span></text:p>
          </draw:text-box>
        </draw:frame>
      </draw:page>
      <draw:page draw:name="page2" draw:style-name="dp1" draw:master-page-name="Default">
        <draw:custom-shape draw:style-name="gr1" draw:text-style-name="P1" xml:id="id13" draw:id="id13" draw:layer="layout" svg:width="1.8cm" svg:height="2.4cm" svg:x="15.857cm" svg:y="8.8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2" draw:id="id12" draw:layer="layout" svg:width="2cm" svg:height="2cm" svg:x="9.557cm" svg:y="9.2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11" draw:id="id11" draw:layer="layout" svg:width="2cm" svg:height="1.6cm" svg:x="3.257cm" svg:y="9.68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14" draw:id="id14" draw:layer="layout" svg:width="1.8cm" svg:height="2.1cm" svg:x="9.157cm" svg:y="4.2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draw:type="curve" draw:line-skew="0.255cm 0.266cm" svg:x1="4.257cm" svg:y1="9.683cm" svg:x2="9.557cm" svg:y2="10.283cm" draw:start-shape="id11" draw:start-glue-point="4" draw:end-shape="id12" draw:end-glue-point="6" svg:d="M4257 9683c0-367 1709-307 2328-65s148 665 2972 665" svg:viewBox="0 0 5301 862">
          <text:p/>
        </draw:connector>
        <draw:connector draw:style-name="gr21" draw:text-style-name="P4" draw:layer="layout" draw:type="curve" draw:line-skew="0.434cm 0.565cm" svg:x1="10.557cm" svg:y1="9.283cm" svg:x2="15.857cm" svg:y2="10.083cm" draw:start-shape="id12" draw:start-glue-point="5" draw:end-shape="id13" draw:end-glue-point="6" svg:d="M10557 9283c0-99 1858-83 2589 142s335 658 2711 658" svg:viewBox="0 0 5301 859">
          <text:p/>
        </draw:connector>
        <draw:connector draw:style-name="gr5" draw:text-style-name="P4" draw:layer="layout" draw:type="curve" svg:x1="16.757cm" svg:y1="8.883cm" svg:x2="10.957cm" svg:y2="5.333cm" draw:start-shape="id13" draw:start-glue-point="5" draw:end-shape="id14" draw:end-glue-point="8" svg:d="M16757 8883c0-2367-1933-3550-5800-3550" svg:viewBox="0 0 5801 3551">
          <text:p/>
        </draw:connector>
        <draw:frame draw:style-name="gr6" draw:text-style-name="P5" draw:layer="layout" svg:width="1.552cm" svg:height="0.645cm" draw:transform="rotate (-0.312588469032185) translate (6.994cm 9.115cm)">
          <draw:text-box>
            <text:p><text:span text:style-name="T1">gi</text:span><text:span text:style-name="T1">t </text:span><text:span text:style-name="T1">a</text:span><text:span text:style-name="T1">d</text:span><text:span text:style-name="T1">d</text:span></text:p>
          </draw:text-box>
        </draw:frame>
        <draw:frame draw:style-name="gr7" draw:text-style-name="P11" draw:layer="layout" svg:width="2.284cm" svg:height="0.645cm" draw:transform="rotate (-0.17872171540422) translate (12.235cm 8.613cm)">
          <draw:text-box>
            <text:p text:style-name="P18"><text:span text:style-name="T5">gi</text:span><text:span text:style-name="T5">t </text:span><text:span text:style-name="T5">c</text:span><text:span text:style-name="T5">o</text:span><text:span text:style-name="T5">m</text:span><text:span text:style-name="T5">m</text:span><text:span text:style-name="T5">it</text:span></text:p>
          </draw:text-box>
        </draw:frame>
        <draw:frame draw:style-name="gr8" draw:text-style-name="P5" draw:layer="layout" svg:width="1.73cm" svg:height="0.645cm" draw:transform="rotate (-0.375769387954379) translate (14.436cm 5.043cm)">
          <draw:text-box>
            <text:p><text:span text:style-name="T1">gi</text:span><text:span text:style-name="T1">t </text:span><text:span text:style-name="T1">p</text:span><text:span text:style-name="T1">u</text:span><text:span text:style-name="T1">s</text:span><text:span text:style-name="T1">h</text:span></text:p>
          </draw:text-box>
        </draw:frame>
        <draw:frame draw:style-name="gr9" draw:text-style-name="P5" draw:layer="layout" svg:width="1.556cm" svg:height="0.759cm" svg:x="3.457cm" svg:y="9.983cm">
          <draw:text-box>
            <text:p><text:span text:style-name="T1">工</text:span><text:span text:style-name="T1">作</text:span><text:span text:style-name="T1">区</text:span></text:p>
          </draw:text-box>
        </draw:frame>
        <draw:frame draw:style-name="gr9" draw:text-style-name="P6" draw:layer="layout" svg:width="1.556cm" svg:height="0.759cm" svg:x="9.757cm" svg:y="9.983cm">
          <draw:text-box>
            <text:p><text:span text:style-name="T2">暂</text:span><text:span text:style-name="T2">存</text:span><text:span text:style-name="T2">区</text:span></text:p>
          </draw:text-box>
        </draw:frame>
        <draw:frame draw:style-name="gr10" draw:text-style-name="P5" draw:layer="layout" svg:width="1.205cm" svg:height="1.267cm" svg:x="16.15cm" svg:y="9.583cm">
          <draw:text-box>
            <text:p><text:span text:style-name="T1">本</text:span><text:span text:style-name="T1">地</text:span></text:p>
            <text:p><text:span text:style-name="T1">仓</text:span><text:span text:style-name="T1">库</text:span></text:p>
          </draw:text-box>
        </draw:frame>
        <draw:frame draw:style-name="gr10" draw:text-style-name="P5" draw:layer="layout" svg:width="1.205cm" svg:height="1.267cm" svg:x="9.452cm" svg:y="4.883cm">
          <draw:text-box>
            <text:p><text:span text:style-name="T1">远</text:span><text:span text:style-name="T1">程</text:span></text:p>
            <text:p><text:span text:style-name="T1">仓</text:span><text:span text:style-name="T1">库</text:span></text:p>
          </draw:text-box>
        </draw:frame>
        <draw:connector draw:style-name="gr11" draw:text-style-name="P4" draw:layer="layout" draw:type="curve" svg:x1="10.057cm" svg:y1="6.383cm" svg:x2="16.757cm" svg:y2="9.483cm" draw:start-shape="id14" draw:start-glue-point="7" draw:end-shape="id13" draw:end-glue-point="4" svg:d="M10057 6383c0 1876 6700 327 6700 3100" svg:viewBox="0 0 6701 3101">
          <text:p/>
        </draw:connector>
        <draw:frame draw:style-name="gr13" draw:text-style-name="P5" draw:layer="layout" svg:width="2.665cm" svg:height="0.645cm" draw:transform="rotate (-0.119205987911213) translate (12.183cm 6.82cm)">
          <draw:text-box>
            <text:p><text:span text:style-name="T1">gi</text:span><text:span text:style-name="T1">t </text:span><text:span text:style-name="T1">fe</text:span><text:span text:style-name="T1">tc</text:span><text:span text:style-name="T1">h/</text:span><text:span text:style-name="T1">cl</text:span><text:span text:style-name="T1">o</text:span><text:span text:style-name="T1">n</text:span><text:span text:style-name="T1">e</text:span></text:p>
          </draw:text-box>
        </draw:frame>
        <draw:connector draw:style-name="gr11" draw:text-style-name="P4" draw:layer="layout" draw:type="curve" svg:x1="9.157cm" svg:y1="5.333cm" svg:x2="4.257cm" svg:y2="9.683cm" draw:start-shape="id14" draw:start-glue-point="6" draw:end-shape="id11" draw:end-glue-point="4" svg:d="M9157 5333c-3267 0-4900 1450-4900 4350" svg:viewBox="0 0 4901 4351">
          <text:p/>
        </draw:connector>
        <draw:frame draw:style-name="gr14" draw:text-style-name="P5" draw:layer="layout" svg:width="1.51cm" svg:height="0.645cm" svg:x="5.1cm" svg:y="6.621cm">
          <draw:text-box>
            <text:p><text:span text:style-name="T1">gi</text:span><text:span text:style-name="T1">t </text:span><text:span text:style-name="T1">p</text:span><text:span text:style-name="T1">ul</text:span><text:span text:style-name="T1">l</text:span></text:p>
          </draw:text-box>
        </draw:frame>
        <draw:frame draw:style-name="gr22" draw:text-style-name="P7" draw:layer="layout" svg:width="3.965cm" svg:height="1.1cm" svg:x="8.518cm" svg:y="2cm">
          <draw:text-box>
            <text:p><text:span text:style-name="T3">g</text:span><text:span text:style-name="T3">i</text:span><text:span text:style-name="T3">t </text:span><text:span text:style-name="T3">c</text:span><text:span text:style-name="T3">o</text:span><text:span text:style-name="T3">m</text:span><text:span text:style-name="T3">m</text:span><text:span text:style-name="T3">i</text:span><text:span text:style-name="T3">t</text:span></text:p>
          </draw:text-box>
        </draw:frame>
        <draw:line draw:style-name="gr16" draw:text-style-name="P4" draw:layer="layout" svg:x1="1.8cm" svg:y1="3.221cm" svg:x2="19.2cm" svg:y2="3.221cm">
          <text:p/>
        </draw:line>
        <draw:custom-shape draw:style-name="gr19" draw:text-style-name="P15" xml:id="id15" draw:id="id15" draw:layer="layout" svg:width="0.9cm" svg:height="1.2cm" svg:x="3.501cm" svg:y="11.901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0" draw:text-style-name="P16" xml:id="id16" draw:id="id16" draw:layer="layout" svg:width="0.9cm" svg:height="1.2cm" svg:x="10.101cm" svg:y="11.902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4" draw:layer="layout" draw:type="line" svg:x1="4.401cm" svg:y1="12.501cm" svg:x2="10.101cm" svg:y2="12.502cm" draw:start-shape="id15" draw:start-glue-point="7" draw:end-shape="id16" draw:end-glue-point="5" svg:d="M4401 12501l5700 1" svg:viewBox="0 0 5701 2">
          <text:p/>
        </draw:connector>
        <draw:custom-shape draw:style-name="gr23" draw:text-style-name="P19" xml:id="id17" draw:id="id17" draw:layer="layout" svg:width="0.9cm" svg:height="1.2cm" svg:x="16.3cm" svg:y="11.9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1" draw:text-style-name="P4" draw:layer="layout" draw:type="line" svg:x1="11.001cm" svg:y1="12.502cm" svg:x2="16.3cm" svg:y2="12.5cm" draw:start-shape="id16" draw:start-glue-point="7" draw:end-shape="id17" draw:end-glue-point="5" svg:d="M11001 12502l5299-2" svg:viewBox="0 0 5300 3">
          <text:p/>
        </draw:connector>
        <draw:frame draw:style-name="gr15" draw:text-style-name="P13" draw:layer="layout" svg:width="1.675cm" svg:height="0.645cm" svg:x="9.8cm" svg:y="11.301cm">
          <draw:text-box>
            <text:p text:style-name="P12"><text:span text:style-name="T6">S</text:span><text:span text:style-name="T6">ta</text:span><text:span text:style-name="T6">g</text:span><text:span text:style-name="T6">e</text:span><text:span text:style-name="T6">d</text:span></text:p>
          </draw:text-box>
        </draw:frame>
        <draw:frame draw:style-name="gr15" draw:text-style-name="P13" draw:layer="layout" svg:width="2.344cm" svg:height="0.645cm" svg:x="15.5cm" svg:y="11.302cm">
          <draw:text-box>
            <text:p text:style-name="P12"><text:span text:style-name="T6">C</text:span><text:span text:style-name="T6">o</text:span><text:span text:style-name="T6">m</text:span><text:span text:style-name="T6">m</text:span><text:span text:style-name="T6">itt</text:span><text:span text:style-name="T6">e</text:span><text:span text:style-name="T6">d</text:span></text:p>
          </draw:text-box>
        </draw:frame>
        <draw:frame draw:style-name="gr15" draw:text-style-name="P20" draw:layer="layout" svg:width="12.245cm" svg:height="0.865cm" svg:x="3.3cm" svg:y="13.335cm">
          <draw:text-box>
            <text:p><text:span text:style-name="T10">将</text:span><text:span text:style-name="T10">已</text:span><text:span text:style-name="T10">经</text:span><text:span text:style-name="T10">追</text:span><text:span text:style-name="T10">踪</text:span><text:span text:style-name="T10">的</text:span><text:span text:style-name="T10">文</text:span><text:span text:style-name="T10">件</text:span><text:span text:style-name="T10">提</text:span><text:span text:style-name="T10">交</text:span><text:span text:style-name="T10">到</text:span><text:span text:style-name="T10">本</text:span><text:span text:style-name="T10">地</text:span><text:span text:style-name="T10">库</text:span><text:span text:style-name="T10">：</text:span><text:span text:style-name="T10">g</text:span><text:span text:style-name="T10">it </text:span><text:span text:style-name="T10">c</text:span><text:span text:style-name="T10">o</text:span><text:span text:style-name="T10">m</text:span><text:span text:style-name="T10">m</text:span><text:span text:style-name="T10">it </text:span><text:span text:style-name="T11">-</text:span><text:span text:style-name="T12">a</text:span><text:span text:style-name="T12">m</text:span><text:span text:style-name="T10"> </text:span><text:span text:style-name="T10">"</text:span><text:span text:style-name="T10">s</text:span><text:span text:style-name="T10">u</text:span><text:span text:style-name="T10">b</text:span><text:span text:style-name="T10">m</text:span><text:span text:style-name="T10">it </text:span><text:span text:style-name="T10">i</text:span><text:span text:style-name="T10">n</text:span><text:span text:style-name="T10">f</text:span><text:span text:style-name="T10">o</text:span><text:span text:style-name="T10">"</text:span></text:p>
          </draw:text-box>
        </draw:frame>
        <draw:frame draw:style-name="gr22" draw:text-style-name="P20" draw:layer="layout" svg:width="11.7cm" svg:height="1.1cm" svg:x="3.3cm" svg:y="14.9cm">
          <draw:text-box>
            <text:p text:style-name="P21"><text:span text:style-name="T13">对</text:span><text:span text:style-name="T13">上</text:span><text:span text:style-name="T13">次</text:span><text:span text:style-name="T13">提</text:span><text:span text:style-name="T13">交</text:span><text:span text:style-name="T13">作</text:span><text:span text:style-name="T13">补</text:span><text:span text:style-name="T13">丁</text:span><text:span text:style-name="T13">：</text:span><text:span text:style-name="T13">g</text:span><text:span text:style-name="T13">it </text:span><text:span text:style-name="T13">c</text:span><text:span text:style-name="T13">o</text:span><text:span text:style-name="T13">m</text:span><text:span text:style-name="T13">m</text:span><text:span text:style-name="T13">it </text:span><text:span text:style-name="T14">--</text:span><text:span text:style-name="T14">a</text:span><text:span text:style-name="T14">m</text:span><text:span text:style-name="T14">e</text:span><text:span text:style-name="T14">n</text:span><text:span text:style-name="T14">d</text:span><text:span text:style-name="T13"> </text:span><text:span text:style-name="T13">-</text:span><text:span text:style-name="T13">m</text:span><text:span text:style-name="T13"> </text:span><text:span text:style-name="T13">"</text:span><text:span text:style-name="T10">s</text:span><text:span text:style-name="T10">u</text:span><text:span text:style-name="T10">b</text:span><text:span text:style-name="T10">m</text:span><text:span text:style-name="T10">it </text:span><text:span text:style-name="T10">i</text:span><text:span text:style-name="T10">n</text:span><text:span text:style-name="T10">f</text:span><text:span text:style-name="T10">o</text:span><text:span text:style-name="T10">"</text:span></text:p>
          </draw:text-box>
        </draw:frame>
        <draw:custom-shape draw:style-name="gr1" draw:text-style-name="P1" xml:id="id20" draw:id="id20" draw:layer="layout" svg:width="1.8cm" svg:height="2.4cm" svg:x="15.858cm" svg:y="17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9" draw:id="id19" draw:layer="layout" svg:width="2cm" svg:height="2cm" svg:x="9.558cm" svg:y="18.1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18" draw:id="id18" draw:layer="layout" svg:width="2cm" svg:height="1.6cm" svg:x="3.258cm" svg:y="18.58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4" draw:layer="layout" draw:type="curve" draw:line-skew="0.255cm 0.266cm" svg:x1="4.258cm" svg:y1="18.581cm" svg:x2="9.558cm" svg:y2="19.181cm" draw:start-shape="id18" draw:start-glue-point="4" draw:end-shape="id19" draw:end-glue-point="6" svg:d="M4258 18581c0-369 1709-308 2328-66s148 666 2972 666" svg:viewBox="0 0 5301 863">
          <text:p/>
        </draw:connector>
        <draw:connector draw:style-name="gr21" draw:text-style-name="P4" draw:layer="layout" draw:type="curve" draw:line-skew="0.434cm 0.565cm" svg:x1="10.558cm" svg:y1="18.181cm" svg:x2="15.858cm" svg:y2="18.981cm" draw:start-shape="id19" draw:start-glue-point="5" draw:end-shape="id20" draw:end-glue-point="6" svg:d="M10558 18181c0-100 1858-84 2589 141s335 659 2711 659" svg:viewBox="0 0 5301 860">
          <text:p/>
        </draw:connector>
        <draw:frame draw:style-name="gr6" draw:text-style-name="P5" draw:layer="layout" svg:width="1.552cm" svg:height="0.645cm" draw:transform="rotate (-0.312588469032185) translate (6.995cm 18.013cm)">
          <draw:text-box>
            <text:p><text:span text:style-name="T1">gi</text:span><text:span text:style-name="T1">t </text:span><text:span text:style-name="T1">a</text:span><text:span text:style-name="T1">d</text:span><text:span text:style-name="T1">d</text:span></text:p>
          </draw:text-box>
        </draw:frame>
        <draw:frame draw:style-name="gr7" draw:text-style-name="P11" draw:layer="layout" svg:width="2.284cm" svg:height="0.645cm" draw:transform="rotate (-0.17872171540422) translate (12.236cm 17.511cm)">
          <draw:text-box>
            <text:p text:style-name="P18"><text:span text:style-name="T5">gi</text:span><text:span text:style-name="T5">t </text:span><text:span text:style-name="T5">c</text:span><text:span text:style-name="T5">o</text:span><text:span text:style-name="T5">m</text:span><text:span text:style-name="T5">m</text:span><text:span text:style-name="T5">it</text:span></text:p>
          </draw:text-box>
        </draw:frame>
        <draw:frame draw:style-name="gr9" draw:text-style-name="P5" draw:layer="layout" svg:width="1.556cm" svg:height="0.759cm" svg:x="3.458cm" svg:y="18.881cm">
          <draw:text-box>
            <text:p><text:span text:style-name="T1">工</text:span><text:span text:style-name="T1">作</text:span><text:span text:style-name="T1">区</text:span></text:p>
          </draw:text-box>
        </draw:frame>
        <draw:frame draw:style-name="gr9" draw:text-style-name="P6" draw:layer="layout" svg:width="1.556cm" svg:height="0.759cm" svg:x="9.758cm" svg:y="18.881cm">
          <draw:text-box>
            <text:p><text:span text:style-name="T2">暂</text:span><text:span text:style-name="T2">存</text:span><text:span text:style-name="T2">区</text:span></text:p>
          </draw:text-box>
        </draw:frame>
        <draw:frame draw:style-name="gr10" draw:text-style-name="P5" draw:layer="layout" svg:width="1.205cm" svg:height="1.267cm" svg:x="16.151cm" svg:y="18.481cm">
          <draw:text-box>
            <text:p><text:span text:style-name="T1">本</text:span><text:span text:style-name="T1">地</text:span></text:p>
            <text:p><text:span text:style-name="T1">仓</text:span><text:span text:style-name="T1">库</text:span></text:p>
          </draw:text-box>
        </draw:frame>
        <draw:custom-shape draw:style-name="gr19" draw:text-style-name="P15" xml:id="id21" draw:id="id21" draw:layer="layout" svg:width="0.9cm" svg:height="1.2cm" svg:x="3.502cm" svg:y="20.799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0" draw:text-style-name="P16" xml:id="id22" draw:id="id22" draw:layer="layout" svg:width="0.9cm" svg:height="1.2cm" svg:x="10.102cm" svg:y="20.8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4" draw:layer="layout" draw:type="line" svg:x1="4.402cm" svg:y1="21.399cm" svg:x2="10.102cm" svg:y2="21.4cm" draw:start-shape="id21" draw:start-glue-point="7" draw:end-shape="id22" draw:end-glue-point="5" svg:d="M4402 21399l5700 1" svg:viewBox="0 0 5701 2">
          <text:p/>
        </draw:connector>
        <draw:custom-shape draw:style-name="gr23" draw:text-style-name="P19" xml:id="id23" draw:id="id23" draw:layer="layout" svg:width="0.9cm" svg:height="1.2cm" svg:x="16.301cm" svg:y="20.798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1" draw:text-style-name="P4" draw:layer="layout" draw:type="line" svg:x1="11.002cm" svg:y1="21.4cm" svg:x2="16.301cm" svg:y2="21.398cm" draw:start-shape="id22" draw:start-glue-point="7" draw:end-shape="id23" draw:end-glue-point="5" svg:d="M11002 21400l5299-2" svg:viewBox="0 0 5300 3">
          <text:p/>
        </draw:connector>
        <draw:frame draw:style-name="gr15" draw:text-style-name="P13" draw:layer="layout" svg:width="1.675cm" svg:height="0.645cm" svg:x="9.801cm" svg:y="20.199cm">
          <draw:text-box>
            <text:p text:style-name="P12"><text:span text:style-name="T6">S</text:span><text:span text:style-name="T6">ta</text:span><text:span text:style-name="T6">g</text:span><text:span text:style-name="T6">e</text:span><text:span text:style-name="T6">d</text:span></text:p>
          </draw:text-box>
        </draw:frame>
        <draw:frame draw:style-name="gr15" draw:text-style-name="P13" draw:layer="layout" svg:width="2.344cm" svg:height="0.645cm" svg:x="15.501cm" svg:y="20.2cm">
          <draw:text-box>
            <text:p text:style-name="P12"><text:span text:style-name="T6">C</text:span><text:span text:style-name="T6">o</text:span><text:span text:style-name="T6">m</text:span><text:span text:style-name="T6">m</text:span><text:span text:style-name="T6">itt</text:span><text:span text:style-name="T6">e</text:span><text:span text:style-name="T6">d</text:span></text:p>
          </draw:text-box>
        </draw:frame>
        <draw:line draw:style-name="gr16" draw:text-style-name="P4" draw:layer="layout" svg:x1="1.828cm" svg:y1="17.308cm" svg:x2="19.228cm" svg:y2="17.308cm">
          <text:p/>
        </draw:line>
        <draw:frame draw:style-name="gr15" draw:text-style-name="P22" draw:layer="layout" svg:width="10.442cm" svg:height="0.962cm" svg:x="5.279cm" svg:y="16.2cm">
          <draw:text-box>
            <text:p>git commit –amend -m “submit info”</text:p>
          </draw:text-box>
        </draw:frame>
        <draw:frame draw:style-name="gr15" draw:text-style-name="P24" draw:layer="layout" svg:width="3.787cm" svg:height="0.725cm" svg:x="14.862cm" svg:y="22.2cm">
          <draw:text-box>
            <text:p text:style-name="P23"><text:span text:style-name="T15">c</text:span><text:span text:style-name="T15">o</text:span><text:span text:style-name="T15">m</text:span><text:span text:style-name="T15">m</text:span><text:span text:style-name="T15">it </text:span><text:span text:style-name="T15">6</text:span><text:span text:style-name="T15">a</text:span><text:span text:style-name="T15">c</text:span><text:span text:style-name="T15">8</text:span><text:span text:style-name="T15">1</text:span><text:span text:style-name="T15">a</text:span><text:span text:style-name="T15">5</text:span></text:p>
          </draw:text-box>
        </draw:frame>
        <draw:frame draw:style-name="gr15" draw:text-style-name="P24" draw:layer="layout" svg:width="3.787cm" svg:height="0.725cm" svg:x="14.862cm" svg:y="22.801cm">
          <draw:text-box>
            <text:p text:style-name="P23"><text:span text:style-name="T15">c</text:span><text:span text:style-name="T15">o</text:span><text:span text:style-name="T15">m</text:span><text:span text:style-name="T15">m</text:span><text:span text:style-name="T15">it </text:span><text:span text:style-name="T15">5</text:span><text:span text:style-name="T15">c</text:span><text:span text:style-name="T15">5</text:span><text:span text:style-name="T15">4</text:span><text:span text:style-name="T15">e</text:span><text:span text:style-name="T15">5</text:span><text:span text:style-name="T15">3</text:span></text:p>
          </draw:text-box>
        </draw:frame>
        <draw:frame draw:style-name="gr15" draw:text-style-name="P24" draw:layer="layout" svg:width="3.808cm" svg:height="0.725cm" svg:x="14.851cm" svg:y="23.502cm">
          <draw:text-box>
            <text:p text:style-name="P23"><text:span text:style-name="T15">c</text:span><text:span text:style-name="T15">o</text:span><text:span text:style-name="T15">m</text:span><text:span text:style-name="T15">m</text:span><text:span text:style-name="T15">it </text:span><text:span text:style-name="T15">1</text:span><text:span text:style-name="T15">6</text:span><text:span text:style-name="T15">c</text:span><text:span text:style-name="T15">5</text:span><text:span text:style-name="T15">5</text:span><text:span text:style-name="T15">5</text:span><text:span text:style-name="T15">b</text:span></text:p>
          </draw:text-box>
        </draw:frame>
        <draw:frame draw:style-name="gr24" draw:text-style-name="P25" draw:layer="layout" svg:width="10.442cm" svg:height="0.963cm" svg:x="1.554cm" svg:y="23.756cm">
          <draw:text-box>
            <text:p>git commit –amend -m “submit info”</text:p>
          </draw:text-box>
        </draw:frame>
        <draw:frame draw:style-name="gr15" draw:text-style-name="P22" draw:layer="layout" svg:width="15.742cm" svg:height="1.17cm" svg:x="1.6cm" svg:y="24.5cm">
          <draw:text-box>
            <text:p>执行之后：上一次提交被撤销，用暂存区提交新版本。</text:p>
          </draw:text-box>
        </draw:frame>
        <draw:frame draw:style-name="gr15" draw:text-style-name="P24" draw:layer="layout" svg:width="3.787cm" svg:height="0.725cm" svg:x="14.862cm" svg:y="26.802cm">
          <draw:text-box>
            <text:p text:style-name="P23"><text:span text:style-name="T15">c</text:span><text:span text:style-name="T15">o</text:span><text:span text:style-name="T15">m</text:span><text:span text:style-name="T15">m</text:span><text:span text:style-name="T15">it </text:span><text:span text:style-name="T15">5</text:span><text:span text:style-name="T15">c</text:span><text:span text:style-name="T15">5</text:span><text:span text:style-name="T15">4</text:span><text:span text:style-name="T15">e</text:span><text:span text:style-name="T15">5</text:span><text:span text:style-name="T15">3</text:span></text:p>
          </draw:text-box>
        </draw:frame>
        <draw:frame draw:style-name="gr15" draw:text-style-name="P24" draw:layer="layout" svg:width="3.808cm" svg:height="0.725cm" svg:x="14.851cm" svg:y="27.503cm">
          <draw:text-box>
            <text:p text:style-name="P23"><text:span text:style-name="T15">c</text:span><text:span text:style-name="T15">o</text:span><text:span text:style-name="T15">m</text:span><text:span text:style-name="T15">m</text:span><text:span text:style-name="T15">it </text:span><text:span text:style-name="T15">1</text:span><text:span text:style-name="T15">6</text:span><text:span text:style-name="T15">c</text:span><text:span text:style-name="T15">5</text:span><text:span text:style-name="T15">5</text:span><text:span text:style-name="T15">5</text:span><text:span text:style-name="T15">b</text:span></text:p>
          </draw:text-box>
        </draw:frame>
        <draw:frame draw:style-name="gr15" draw:text-style-name="P24" draw:layer="layout" svg:width="3.809cm" svg:height="0.725cm" svg:x="14.863cm" svg:y="26.203cm">
          <draw:text-box>
            <text:p text:style-name="P23"><text:span text:style-name="T15">c</text:span><text:span text:style-name="T15">o</text:span><text:span text:style-name="T15">m</text:span><text:span text:style-name="T15">m</text:span><text:span text:style-name="T15">it </text:span><text:span text:style-name="T16">4</text:span><text:span text:style-name="T16">2</text:span><text:span text:style-name="T16">7</text:span><text:span text:style-name="T16">3</text:span><text:span text:style-name="T16">c</text:span><text:span text:style-name="T16">8</text:span><text:span text:style-name="T16">d</text:span></text:p>
          </draw:text-box>
        </draw:frame>
        <draw:line draw:style-name="gr16" draw:text-style-name="P4" draw:layer="layout" svg:x1="11.4cm" svg:y1="26.3cm" svg:x2="14.7cm" svg:y2="27.1cm">
          <text:p/>
        </draw:line>
        <draw:line draw:style-name="gr16" draw:text-style-name="P4" draw:layer="layout" svg:x1="11.5cm" svg:y1="27.2cm" svg:x2="14.6cm" svg:y2="26.2cm">
          <text:p/>
        </draw:line>
        <draw:frame draw:style-name="gr15" draw:text-style-name="P24" draw:layer="layout" svg:width="3.787cm" svg:height="0.725cm" svg:x="11.162cm" svg:y="26.401cm">
          <draw:text-box>
            <text:p text:style-name="P23"><text:span text:style-name="T15">c</text:span><text:span text:style-name="T15">o</text:span><text:span text:style-name="T15">m</text:span><text:span text:style-name="T15">m</text:span><text:span text:style-name="T15">it </text:span><text:span text:style-name="T12">6</text:span><text:span text:style-name="T12">a</text:span><text:span text:style-name="T12">c</text:span><text:span text:style-name="T12">8</text:span><text:span text:style-name="T12">1</text:span><text:span text:style-name="T12">a</text:span><text:span text:style-name="T12">5</text:span></text:p>
          </draw:text-box>
        </draw:frame>
      </draw:page>
      <draw:page draw:name="page3" draw:style-name="dp1" draw:master-page-name="Default">
        <draw:line draw:style-name="gr16" draw:text-style-name="P4" draw:layer="layout" svg:x1="1.8cm" svg:y1="3.6cm" svg:x2="19.2cm" svg:y2="3.6cm">
          <text:p/>
        </draw:line>
        <draw:custom-shape draw:style-name="gr1" draw:text-style-name="P1" xml:id="id26" draw:id="id26" draw:layer="layout" svg:width="1.8cm" svg:height="2.4cm" svg:x="15.757cm" svg:y="4.4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25" draw:id="id25" draw:layer="layout" svg:width="2cm" svg:height="2cm" svg:x="9.457cm" svg:y="4.8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24" draw:id="id24" draw:layer="layout" svg:width="2cm" svg:height="1.6cm" svg:x="3.157cm" svg:y="5.23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4" draw:layer="layout" draw:type="curve" draw:line-skew="0.255cm 0.266cm" svg:x1="4.157cm" svg:y1="5.237cm" svg:x2="9.457cm" svg:y2="5.837cm" draw:start-shape="id24" draw:start-glue-point="4" draw:end-shape="id25" draw:end-glue-point="6" svg:d="M4157 5237c0-367 1708-307 2327-65s147 665 2973 665" svg:viewBox="0 0 5301 862">
          <text:p/>
        </draw:connector>
        <draw:connector draw:style-name="gr5" draw:text-style-name="P4" draw:layer="layout" draw:type="curve" draw:line-skew="0.434cm 0.565cm" svg:x1="10.457cm" svg:y1="4.837cm" svg:x2="15.757cm" svg:y2="5.637cm" draw:start-shape="id25" draw:start-glue-point="5" draw:end-shape="id26" draw:end-glue-point="6" svg:d="M10457 4837c0-99 1858-83 2589 142s335 658 2711 658" svg:viewBox="0 0 5301 859">
          <text:p/>
        </draw:connector>
        <draw:frame draw:style-name="gr6" draw:text-style-name="P9" draw:layer="layout" svg:width="1.992cm" svg:height="0.806cm" draw:transform="rotate (-0.312588469032185) translate (6.848cm 4.554cm)">
          <draw:text-box>
            <text:p text:style-name="P8"><text:span text:style-name="T4">g</text:span><text:span text:style-name="T4">it </text:span><text:span text:style-name="T4">a</text:span><text:span text:style-name="T4">d</text:span><text:span text:style-name="T4">d</text:span></text:p>
          </draw:text-box>
        </draw:frame>
        <draw:frame draw:style-name="gr7" draw:text-style-name="P5" draw:layer="layout" svg:width="2.098cm" svg:height="0.645cm" draw:transform="rotate (-0.17872171540422) translate (12.135cm 4.167cm)">
          <draw:text-box>
            <text:p><text:span text:style-name="T1">gi</text:span><text:span text:style-name="T1">t </text:span><text:span text:style-name="T1">c</text:span><text:span text:style-name="T1">o</text:span><text:span text:style-name="T1">m</text:span><text:span text:style-name="T1">m</text:span><text:span text:style-name="T1">it</text:span></text:p>
          </draw:text-box>
        </draw:frame>
        <draw:frame draw:style-name="gr9" draw:text-style-name="P5" draw:layer="layout" svg:width="1.556cm" svg:height="0.759cm" svg:x="3.357cm" svg:y="5.537cm">
          <draw:text-box>
            <text:p><text:span text:style-name="T1">工</text:span><text:span text:style-name="T1">作</text:span><text:span text:style-name="T1">区</text:span></text:p>
          </draw:text-box>
        </draw:frame>
        <draw:frame draw:style-name="gr9" draw:text-style-name="P6" draw:layer="layout" svg:width="1.556cm" svg:height="0.759cm" svg:x="9.657cm" svg:y="5.537cm">
          <draw:text-box>
            <text:p><text:span text:style-name="T2">暂</text:span><text:span text:style-name="T2">存</text:span><text:span text:style-name="T2">区</text:span></text:p>
          </draw:text-box>
        </draw:frame>
        <draw:frame draw:style-name="gr10" draw:text-style-name="P5" draw:layer="layout" svg:width="1.205cm" svg:height="1.267cm" svg:x="16.05cm" svg:y="5.137cm">
          <draw:text-box>
            <text:p><text:span text:style-name="T1">本</text:span><text:span text:style-name="T1">地</text:span></text:p>
            <text:p><text:span text:style-name="T1">仓</text:span><text:span text:style-name="T1">库</text:span></text:p>
          </draw:text-box>
        </draw:frame>
        <draw:custom-shape draw:style-name="gr19" draw:text-style-name="P15" draw:layer="layout" svg:width="0.9cm" svg:height="1.2cm" svg:x="3.4cm" svg:y="8.454cm">
          <text:p text:style-name="P14"><text:span text:style-name="T7">abb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0" draw:text-style-name="P16" draw:layer="layout" svg:width="0.9cm" svg:height="1.2cm" svg:x="10cm" svg:y="6.955cm">
          <text:p text:style-name="P14"><text:span text:style-name="T7">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5" draw:text-style-name="P22" draw:layer="layout" svg:width="7.978cm" svg:height="0.962cm" svg:x="6.475cm" svg:y="2.1cm">
          <draw:text-box>
            <text:p><text:span text:style-name="T17">g</text:span><text:span text:style-name="T17">it </text:span><text:span text:style-name="T17">c</text:span><text:span text:style-name="T17">h</text:span><text:span text:style-name="T17">e</text:span><text:span text:style-name="T17">c</text:span><text:span text:style-name="T17">k</text:span><text:span text:style-name="T17">o</text:span><text:span text:style-name="T17">u</text:span><text:span text:style-name="T17">t </text:span><text:span text:style-name="T17">-</text:span><text:span text:style-name="T17">- </text:span><text:span text:style-name="T17">&lt;</text:span>file.name&gt;</text:p>
          </draw:text-box>
        </draw:frame>
        <draw:custom-shape draw:style-name="gr20" draw:text-style-name="P16" draw:layer="layout" svg:width="0.9cm" svg:height="1.2cm" svg:x="3.401cm" svg:y="6.956cm">
          <text:p text:style-name="P14"><text:span text:style-name="T7">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16" draw:text-style-name="P4" draw:layer="layout" svg:x1="2.7cm" svg:y1="8.4cm" svg:x2="5.1cm" svg:y2="9.7cm">
          <text:p/>
        </draw:line>
        <draw:frame draw:style-name="gr15" draw:text-style-name="P20" draw:layer="layout" svg:width="7.275cm" svg:height="0.865cm" svg:x="10.5cm" svg:y="8.4cm">
          <draw:text-box>
            <text:p text:style-name="P21"><text:span text:style-name="T10">用</text:span><text:span text:style-name="T10">暂</text:span><text:span text:style-name="T10">存</text:span><text:span text:style-name="T10">区</text:span><text:span text:style-name="T10">的</text:span><text:span text:style-name="T10">文</text:span><text:span text:style-name="T10">件</text:span><text:span text:style-name="T10">覆</text:span><text:span text:style-name="T10">盖</text:span><text:span text:style-name="T10">工</text:span><text:span text:style-name="T10">作</text:span><text:span text:style-name="T10">区</text:span><text:span text:style-name="T10">的</text:span><text:span text:style-name="T10">文</text:span><text:span text:style-name="T10">件</text:span><text:span text:style-name="T10">。</text:span></text:p>
          </draw:text-box>
        </draw:frame>
        <draw:line draw:style-name="gr11" draw:text-style-name="P4" draw:layer="layout" svg:x1="9.9cm" svg:y1="7.6cm" svg:x2="4.3cm" svg:y2="7.6cm">
          <text:p/>
        </draw:line>
        <draw:frame draw:style-name="gr15" draw:text-style-name="P20" draw:layer="layout" svg:width="9.032cm" svg:height="0.865cm" svg:x="3cm" svg:y="9.8cm">
          <draw:text-box>
            <text:p text:style-name="P21"><text:span text:style-name="T13">当</text:span><text:span text:style-name="T13">前</text:span><text:span text:style-name="T13">目</text:span><text:span text:style-name="T13">录</text:span><text:span text:style-name="T13">被</text:span><text:span text:style-name="T13">暂</text:span><text:span text:style-name="T13">存</text:span><text:span text:style-name="T13">区</text:span><text:span text:style-name="T13">文</text:span><text:span text:style-name="T13">件</text:span><text:span text:style-name="T13">覆</text:span><text:span text:style-name="T13">盖</text:span><text:span text:style-name="T13">：</text:span><text:span text:style-name="T18">g</text:span><text:span text:style-name="T18">it </text:span><text:span text:style-name="T18">c</text:span><text:span text:style-name="T18">h</text:span><text:span text:style-name="T18">e</text:span><text:span text:style-name="T18">c</text:span><text:span text:style-name="T18">k</text:span><text:span text:style-name="T18">o</text:span><text:span text:style-name="T18">u</text:span><text:span text:style-name="T18">t </text:span><text:span text:style-name="T18">--</text:span><text:span text:style-name="T19"> </text:span><text:span text:style-name="T20">.</text:span></text:p>
          </draw:text-box>
        </draw:frame>
        <draw:line draw:style-name="gr16" draw:text-style-name="P4" draw:layer="layout" svg:x1="1.8cm" svg:y1="13.3cm" svg:x2="19.2cm" svg:y2="13.3cm">
          <text:p/>
        </draw:line>
        <draw:frame draw:style-name="gr15" draw:text-style-name="P22" draw:layer="layout" svg:width="6.742cm" svg:height="0.962cm" svg:x="7.129cm" svg:y="11.9cm">
          <draw:text-box>
            <text:p>git reset -- hard HEAD</text:p>
          </draw:text-box>
        </draw:frame>
        <draw:custom-shape draw:style-name="gr1" draw:text-style-name="P1" xml:id="id29" draw:id="id29" draw:layer="layout" svg:width="1.8cm" svg:height="2.4cm" svg:x="15.559cm" svg:y="13.9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28" draw:id="id28" draw:layer="layout" svg:width="2cm" svg:height="2cm" svg:x="9.259cm" svg:y="14.3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27" draw:id="id27" draw:layer="layout" svg:width="2cm" svg:height="1.6cm" svg:x="2.959cm" svg:y="14.78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4" draw:layer="layout" draw:type="curve" draw:line-skew="0.255cm 0.266cm" svg:x1="3.959cm" svg:y1="14.781cm" svg:x2="9.259cm" svg:y2="15.381cm" draw:start-shape="id27" draw:start-glue-point="4" draw:end-shape="id28" draw:end-glue-point="6" svg:d="M3959 14781c0-367 1709-307 2328-65s148 665 2972 665" svg:viewBox="0 0 5301 862">
          <text:p/>
        </draw:connector>
        <draw:connector draw:style-name="gr21" draw:text-style-name="P4" draw:layer="layout" draw:type="curve" draw:line-skew="0.434cm 0.565cm" svg:x1="10.259cm" svg:y1="14.381cm" svg:x2="15.559cm" svg:y2="15.181cm" draw:start-shape="id28" draw:start-glue-point="5" draw:end-shape="id29" draw:end-glue-point="6" svg:d="M10259 14381c0-99 1858-83 2589 142s335 658 2711 658" svg:viewBox="0 0 5301 859">
          <text:p/>
        </draw:connector>
        <draw:frame draw:style-name="gr6" draw:text-style-name="P5" draw:layer="layout" svg:width="1.552cm" svg:height="0.645cm" draw:transform="rotate (-0.312588469032185) translate (6.696cm 14.213cm)">
          <draw:text-box>
            <text:p><text:span text:style-name="T1">gi</text:span><text:span text:style-name="T1">t </text:span><text:span text:style-name="T1">a</text:span><text:span text:style-name="T1">d</text:span><text:span text:style-name="T1">d</text:span></text:p>
          </draw:text-box>
        </draw:frame>
        <draw:frame draw:style-name="gr7" draw:text-style-name="P11" draw:layer="layout" svg:width="2.284cm" svg:height="0.645cm" draw:transform="rotate (-0.17872171540422) translate (11.937cm 13.711cm)">
          <draw:text-box>
            <text:p text:style-name="P18"><text:span text:style-name="T5">gi</text:span><text:span text:style-name="T5">t </text:span><text:span text:style-name="T5">c</text:span><text:span text:style-name="T5">o</text:span><text:span text:style-name="T5">m</text:span><text:span text:style-name="T5">m</text:span><text:span text:style-name="T5">it</text:span></text:p>
          </draw:text-box>
        </draw:frame>
        <draw:frame draw:style-name="gr9" draw:text-style-name="P5" draw:layer="layout" svg:width="1.556cm" svg:height="0.759cm" svg:x="3.159cm" svg:y="15.081cm">
          <draw:text-box>
            <text:p><text:span text:style-name="T1">工</text:span><text:span text:style-name="T1">作</text:span><text:span text:style-name="T1">区</text:span></text:p>
          </draw:text-box>
        </draw:frame>
        <draw:frame draw:style-name="gr9" draw:text-style-name="P6" draw:layer="layout" svg:width="1.556cm" svg:height="0.759cm" svg:x="9.459cm" svg:y="15.081cm">
          <draw:text-box>
            <text:p><text:span text:style-name="T2">暂</text:span><text:span text:style-name="T2">存</text:span><text:span text:style-name="T2">区</text:span></text:p>
          </draw:text-box>
        </draw:frame>
        <draw:frame draw:style-name="gr10" draw:text-style-name="P5" draw:layer="layout" svg:width="1.205cm" svg:height="1.267cm" svg:x="15.852cm" svg:y="14.681cm">
          <draw:text-box>
            <text:p><text:span text:style-name="T1">本</text:span><text:span text:style-name="T1">地</text:span></text:p>
            <text:p><text:span text:style-name="T1">仓</text:span><text:span text:style-name="T1">库</text:span></text:p>
          </draw:text-box>
        </draw:frame>
        <draw:custom-shape draw:style-name="gr19" draw:text-style-name="P15" xml:id="id30" draw:id="id30" draw:layer="layout" svg:width="0.9cm" svg:height="1.2cm" svg:x="3.203cm" svg:y="16.999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0" draw:text-style-name="P16" xml:id="id31" draw:id="id31" draw:layer="layout" svg:width="0.9cm" svg:height="1.2cm" svg:x="9.803cm" svg:y="17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4" draw:layer="layout" draw:type="line" svg:x1="4.103cm" svg:y1="17.599cm" svg:x2="9.803cm" svg:y2="17.6cm" draw:start-shape="id30" draw:start-glue-point="7" draw:end-shape="id31" draw:end-glue-point="5" svg:d="M4103 17599l5700 1" svg:viewBox="0 0 5701 2">
          <text:p/>
        </draw:connector>
        <draw:custom-shape draw:style-name="gr23" draw:text-style-name="P19" xml:id="id32" draw:id="id32" draw:layer="layout" svg:width="0.9cm" svg:height="1.2cm" svg:x="16.002cm" svg:y="16.998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1" draw:text-style-name="P4" draw:layer="layout" draw:type="line" svg:x1="10.703cm" svg:y1="17.6cm" svg:x2="16.002cm" svg:y2="17.598cm" draw:start-shape="id31" draw:start-glue-point="7" draw:end-shape="id32" draw:end-glue-point="5" svg:d="M10703 17600l5299-2" svg:viewBox="0 0 5300 3">
          <text:p/>
        </draw:connector>
        <draw:frame draw:style-name="gr15" draw:text-style-name="P13" draw:layer="layout" svg:width="1.675cm" svg:height="0.645cm" svg:x="9.502cm" svg:y="16.399cm">
          <draw:text-box>
            <text:p text:style-name="P12"><text:span text:style-name="T6">S</text:span><text:span text:style-name="T6">ta</text:span><text:span text:style-name="T6">g</text:span><text:span text:style-name="T6">e</text:span><text:span text:style-name="T6">d</text:span></text:p>
          </draw:text-box>
        </draw:frame>
        <draw:frame draw:style-name="gr15" draw:text-style-name="P13" draw:layer="layout" svg:width="2.344cm" svg:height="0.645cm" svg:x="15.202cm" svg:y="16.4cm">
          <draw:text-box>
            <text:p text:style-name="P12"><text:span text:style-name="T6">C</text:span><text:span text:style-name="T6">o</text:span><text:span text:style-name="T6">m</text:span><text:span text:style-name="T6">m</text:span><text:span text:style-name="T6">itt</text:span><text:span text:style-name="T6">e</text:span><text:span text:style-name="T6">d</text:span></text:p>
          </draw:text-box>
        </draw:frame>
        <draw:frame draw:style-name="gr15" draw:text-style-name="P24" draw:layer="layout" svg:width="3.787cm" svg:height="0.725cm" svg:x="14.563cm" svg:y="18.4cm">
          <draw:text-box>
            <text:p text:style-name="P23"><text:span text:style-name="T15">c</text:span><text:span text:style-name="T15">o</text:span><text:span text:style-name="T15">m</text:span><text:span text:style-name="T15">m</text:span><text:span text:style-name="T15">it </text:span><text:span text:style-name="T15">6</text:span><text:span text:style-name="T15">a</text:span><text:span text:style-name="T15">c</text:span><text:span text:style-name="T15">8</text:span><text:span text:style-name="T15">1</text:span><text:span text:style-name="T15">a</text:span><text:span text:style-name="T15">5</text:span></text:p>
          </draw:text-box>
        </draw:frame>
        <draw:frame draw:style-name="gr15" draw:text-style-name="P24" draw:layer="layout" svg:width="3.787cm" svg:height="0.725cm" svg:x="14.563cm" svg:y="19.001cm">
          <draw:text-box>
            <text:p text:style-name="P23"><text:span text:style-name="T15">c</text:span><text:span text:style-name="T15">o</text:span><text:span text:style-name="T15">m</text:span><text:span text:style-name="T15">m</text:span><text:span text:style-name="T15">it </text:span><text:span text:style-name="T15">5</text:span><text:span text:style-name="T15">c</text:span><text:span text:style-name="T15">5</text:span><text:span text:style-name="T15">4</text:span><text:span text:style-name="T15">e</text:span><text:span text:style-name="T15">5</text:span><text:span text:style-name="T15">3</text:span></text:p>
          </draw:text-box>
        </draw:frame>
        <draw:frame draw:style-name="gr15" draw:text-style-name="P24" draw:layer="layout" svg:width="3.808cm" svg:height="0.725cm" svg:x="14.552cm" svg:y="19.702cm">
          <draw:text-box>
            <text:p text:style-name="P23"><text:span text:style-name="T15">c</text:span><text:span text:style-name="T15">o</text:span><text:span text:style-name="T15">m</text:span><text:span text:style-name="T15">m</text:span><text:span text:style-name="T15">it </text:span><text:span text:style-name="T15">1</text:span><text:span text:style-name="T15">6</text:span><text:span text:style-name="T15">c</text:span><text:span text:style-name="T15">5</text:span><text:span text:style-name="T15">5</text:span><text:span text:style-name="T15">5</text:span><text:span text:style-name="T15">b</text:span></text:p>
          </draw:text-box>
        </draw:frame>
        <draw:custom-shape draw:style-name="gr23" draw:text-style-name="P19" xml:id="id33" draw:id="id33" draw:layer="layout" svg:width="0.9cm" svg:height="1.2cm" svg:x="3.204cm" svg:y="20.6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3" draw:text-style-name="P19" xml:id="id34" draw:id="id34" draw:layer="layout" svg:width="0.9cm" svg:height="1.2cm" svg:x="9.804cm" svg:y="20.601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4" draw:layer="layout" draw:type="line" svg:x1="4.104cm" svg:y1="21.2cm" svg:x2="9.804cm" svg:y2="21.201cm" draw:start-shape="id33" draw:start-glue-point="7" draw:end-shape="id34" draw:end-glue-point="5" svg:d="M4104 21200l5700 1" svg:viewBox="0 0 5701 2">
          <text:p/>
        </draw:connector>
        <draw:custom-shape draw:style-name="gr23" draw:text-style-name="P19" xml:id="id35" draw:id="id35" draw:layer="layout" svg:width="0.9cm" svg:height="1.2cm" svg:x="16.003cm" svg:y="20.599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1" draw:text-style-name="P4" draw:layer="layout" draw:type="line" svg:x1="10.704cm" svg:y1="21.201cm" svg:x2="16.003cm" svg:y2="21.199cm" draw:start-shape="id34" draw:start-glue-point="7" draw:end-shape="id35" draw:end-glue-point="5" svg:d="M10704 21201l5299-2" svg:viewBox="0 0 5300 3">
          <text:p/>
        </draw:connector>
        <draw:frame draw:style-name="gr15" draw:text-style-name="P20" draw:layer="layout" svg:width="6.429cm" svg:height="0.865cm" svg:x="2.971cm" svg:y="19.4cm">
          <draw:text-box>
            <text:p text:style-name="P21"><text:span text:style-name="T10">此</text:span><text:span text:style-name="T10">时</text:span><text:span text:style-name="T10">，</text:span><text:span text:style-name="T10">三</text:span><text:span text:style-name="T10">个</text:span><text:span text:style-name="T10">区</text:span><text:span text:style-name="T10">的</text:span><text:span text:style-name="T10">文</text:span><text:span text:style-name="T10">件</text:span><text:span text:style-name="T10">完</text:span><text:span text:style-name="T10">全</text:span><text:span text:style-name="T10">一</text:span><text:span text:style-name="T10">致</text:span><text:span text:style-name="T10">。</text:span></text:p>
          </draw:text-box>
        </draw:frame>
        <draw:custom-shape draw:style-name="gr25" draw:text-style-name="P26" xml:id="id36" draw:id="id36" draw:layer="layout" svg:width="0.9cm" svg:height="1.2cm" svg:x="3.205cm" svg:y="23.001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5" draw:text-style-name="P26" xml:id="id37" draw:id="id37" draw:layer="layout" svg:width="0.9cm" svg:height="1.2cm" svg:x="9.805cm" svg:y="23.002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4" draw:layer="layout" draw:type="line" svg:x1="4.105cm" svg:y1="23.601cm" svg:x2="9.805cm" svg:y2="23.602cm" draw:start-shape="id36" draw:start-glue-point="7" draw:end-shape="id37" draw:end-glue-point="5" svg:d="M4105 23601l5700 1" svg:viewBox="0 0 5701 2">
          <text:p/>
        </draw:connector>
        <draw:custom-shape draw:style-name="gr23" draw:text-style-name="P19" xml:id="id38" draw:id="id38" draw:layer="layout" svg:width="0.9cm" svg:height="1.2cm" svg:x="16.004cm" svg:y="23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6" draw:text-style-name="P4" draw:layer="layout" draw:type="line" svg:x1="10.705cm" svg:y1="23.602cm" svg:x2="16.004cm" svg:y2="23.6cm" draw:start-shape="id37" draw:start-glue-point="7" draw:end-shape="id38" draw:end-glue-point="5" svg:d="M10705 23602l5299-2" svg:viewBox="0 0 5300 3">
          <text:p/>
        </draw:connector>
        <draw:frame draw:style-name="gr15" draw:text-style-name="P20" draw:layer="layout" svg:width="4.735cm" svg:height="0.865cm" svg:x="3cm" svg:y="22cm">
          <draw:text-box>
            <text:p><text:span text:style-name="T10">经</text:span><text:span text:style-name="T10">过</text:span><text:span text:style-name="T10">了</text:span><text:span text:style-name="T10">保</text:span><text:span text:style-name="T10">存</text:span><text:span text:style-name="T10">暂</text:span><text:span text:style-name="T10">存</text:span><text:span text:style-name="T10">区</text:span><text:span text:style-name="T10">后</text:span><text:span text:style-name="T10">：</text:span></text:p>
          </draw:text-box>
        </draw:frame>
        <draw:custom-shape draw:style-name="gr23" draw:text-style-name="P19" xml:id="id39" draw:id="id39" draw:layer="layout" svg:width="0.9cm" svg:height="1.2cm" svg:x="3.205cm" svg:y="25.301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3" draw:text-style-name="P19" xml:id="id40" draw:id="id40" draw:layer="layout" svg:width="0.9cm" svg:height="1.2cm" svg:x="9.805cm" svg:y="25.302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7" draw:text-style-name="P4" draw:layer="layout" draw:type="line" svg:x1="4.105cm" svg:y1="25.901cm" svg:x2="9.805cm" svg:y2="25.902cm" draw:start-shape="id39" draw:start-glue-point="7" draw:end-shape="id40" draw:end-glue-point="5" svg:d="M4105 25901l5700 1" svg:viewBox="0 0 5701 2">
          <text:p/>
        </draw:connector>
        <draw:custom-shape draw:style-name="gr23" draw:text-style-name="P19" xml:id="id41" draw:id="id41" draw:layer="layout" svg:width="0.9cm" svg:height="1.2cm" svg:x="16.004cm" svg:y="25.3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7" draw:text-style-name="P4" draw:layer="layout" draw:type="line" svg:x1="10.705cm" svg:y1="25.902cm" svg:x2="16.004cm" svg:y2="25.9cm" draw:start-shape="id40" draw:start-glue-point="7" draw:end-shape="id41" draw:end-glue-point="5" svg:d="M10705 25902l5299-2" svg:viewBox="0 0 5300 3">
          <text:p/>
        </draw:connector>
        <draw:frame draw:style-name="gr15" draw:text-style-name="P20" draw:layer="layout" svg:width="4.676cm" svg:height="0.725cm" svg:x="3cm" svg:y="24.5cm">
          <draw:text-box>
            <text:p><text:span text:style-name="T10">g</text:span><text:span text:style-name="T10">it </text:span><text:span text:style-name="T10">r</text:span><text:span text:style-name="T10">e</text:span><text:span text:style-name="T10">s</text:span><text:span text:style-name="T10">e</text:span><text:span text:style-name="T10">t </text:span><text:span text:style-name="T10">-- </text:span><text:span text:style-name="T10">h</text:span><text:span text:style-name="T10">a</text:span><text:span text:style-name="T10">r</text:span><text:span text:style-name="T10">d </text:span><text:span text:style-name="T10">H</text:span><text:span text:style-name="T10">E</text:span><text:span text:style-name="T10">A</text:span><text:span text:style-name="T10">D</text:span></text:p>
          </draw:text-box>
        </draw:frame>
        <draw:custom-shape draw:style-name="gr28" draw:text-style-name="P4" draw:layer="layout" svg:width="14.3cm" svg:height="2.3cm" svg:x="2.8cm" svg:y="24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line draw:style-name="gr16" draw:text-style-name="P4" draw:layer="layout" svg:x1="1.8cm" svg:y1="3.4cm" svg:x2="19.2cm" svg:y2="3.4cm">
          <text:p/>
        </draw:line>
        <draw:frame draw:style-name="gr15" draw:text-style-name="P22" draw:layer="layout" svg:width="7.165cm" svg:height="0.962cm" svg:x="7.25cm" svg:y="2cm">
          <draw:text-box>
            <text:p>git reset -- mixed HEAD</text:p>
          </draw:text-box>
        </draw:frame>
        <draw:custom-shape draw:style-name="gr1" draw:text-style-name="P1" xml:id="id44" draw:id="id44" draw:layer="layout" svg:width="1.8cm" svg:height="2.4cm" svg:x="15.559cm" svg:y="4.0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43" draw:id="id43" draw:layer="layout" svg:width="2cm" svg:height="2cm" svg:x="9.259cm" svg:y="4.4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42" draw:id="id42" draw:layer="layout" svg:width="2cm" svg:height="1.6cm" svg:x="2.959cm" svg:y="4.88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4" draw:layer="layout" draw:type="curve" draw:line-skew="0.255cm 0.266cm" svg:x1="3.959cm" svg:y1="4.881cm" svg:x2="9.259cm" svg:y2="5.481cm" draw:start-shape="id42" draw:start-glue-point="4" draw:end-shape="id43" draw:end-glue-point="6" svg:d="M3959 4881c0-369 1709-308 2328-66s148 666 2972 666" svg:viewBox="0 0 5301 863">
          <text:p/>
        </draw:connector>
        <draw:connector draw:style-name="gr21" draw:text-style-name="P4" draw:layer="layout" draw:type="curve" draw:line-skew="0.434cm 0.565cm" svg:x1="10.259cm" svg:y1="4.481cm" svg:x2="15.559cm" svg:y2="5.281cm" draw:start-shape="id43" draw:start-glue-point="5" draw:end-shape="id44" draw:end-glue-point="6" svg:d="M10259 4481c0-99 1858-83 2589 142s335 658 2711 658" svg:viewBox="0 0 5301 859">
          <text:p/>
        </draw:connector>
        <draw:frame draw:style-name="gr6" draw:text-style-name="P5" draw:layer="layout" svg:width="1.552cm" svg:height="0.645cm" draw:transform="rotate (-0.312588469032185) translate (6.696cm 4.313cm)">
          <draw:text-box>
            <text:p><text:span text:style-name="T1">gi</text:span><text:span text:style-name="T1">t </text:span><text:span text:style-name="T1">a</text:span><text:span text:style-name="T1">d</text:span><text:span text:style-name="T1">d</text:span></text:p>
          </draw:text-box>
        </draw:frame>
        <draw:frame draw:style-name="gr7" draw:text-style-name="P11" draw:layer="layout" svg:width="2.284cm" svg:height="0.645cm" draw:transform="rotate (-0.17872171540422) translate (11.937cm 3.811cm)">
          <draw:text-box>
            <text:p text:style-name="P18"><text:span text:style-name="T5">gi</text:span><text:span text:style-name="T5">t </text:span><text:span text:style-name="T5">c</text:span><text:span text:style-name="T5">o</text:span><text:span text:style-name="T5">m</text:span><text:span text:style-name="T5">m</text:span><text:span text:style-name="T5">it</text:span></text:p>
          </draw:text-box>
        </draw:frame>
        <draw:frame draw:style-name="gr9" draw:text-style-name="P5" draw:layer="layout" svg:width="1.556cm" svg:height="0.759cm" svg:x="3.159cm" svg:y="5.181cm">
          <draw:text-box>
            <text:p><text:span text:style-name="T1">工</text:span><text:span text:style-name="T1">作</text:span><text:span text:style-name="T1">区</text:span></text:p>
          </draw:text-box>
        </draw:frame>
        <draw:frame draw:style-name="gr9" draw:text-style-name="P6" draw:layer="layout" svg:width="1.556cm" svg:height="0.759cm" svg:x="9.459cm" svg:y="5.181cm">
          <draw:text-box>
            <text:p><text:span text:style-name="T2">暂</text:span><text:span text:style-name="T2">存</text:span><text:span text:style-name="T2">区</text:span></text:p>
          </draw:text-box>
        </draw:frame>
        <draw:frame draw:style-name="gr10" draw:text-style-name="P5" draw:layer="layout" svg:width="1.205cm" svg:height="1.267cm" svg:x="15.852cm" svg:y="4.781cm">
          <draw:text-box>
            <text:p><text:span text:style-name="T1">本</text:span><text:span text:style-name="T1">地</text:span></text:p>
            <text:p><text:span text:style-name="T1">仓</text:span><text:span text:style-name="T1">库</text:span></text:p>
          </draw:text-box>
        </draw:frame>
        <draw:custom-shape draw:style-name="gr19" draw:text-style-name="P15" xml:id="id45" draw:id="id45" draw:layer="layout" svg:width="0.9cm" svg:height="1.2cm" svg:x="3.203cm" svg:y="7.099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0" draw:text-style-name="P16" xml:id="id46" draw:id="id46" draw:layer="layout" svg:width="0.9cm" svg:height="1.2cm" svg:x="9.803cm" svg:y="7.1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4" draw:layer="layout" draw:type="line" svg:x1="4.103cm" svg:y1="7.699cm" svg:x2="9.803cm" svg:y2="7.7cm" draw:start-shape="id45" draw:start-glue-point="7" draw:end-shape="id46" draw:end-glue-point="5" svg:d="M4103 7699l5700 1" svg:viewBox="0 0 5701 2">
          <text:p/>
        </draw:connector>
        <draw:custom-shape draw:style-name="gr23" draw:text-style-name="P19" xml:id="id47" draw:id="id47" draw:layer="layout" svg:width="0.9cm" svg:height="1.2cm" svg:x="16.002cm" svg:y="7.098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1" draw:text-style-name="P4" draw:layer="layout" draw:type="line" svg:x1="10.703cm" svg:y1="7.7cm" svg:x2="16.002cm" svg:y2="7.698cm" draw:start-shape="id46" draw:start-glue-point="7" draw:end-shape="id47" draw:end-glue-point="5" svg:d="M10703 7700l5299-2" svg:viewBox="0 0 5300 3">
          <text:p/>
        </draw:connector>
        <draw:frame draw:style-name="gr15" draw:text-style-name="P13" draw:layer="layout" svg:width="1.675cm" svg:height="0.645cm" svg:x="9.502cm" svg:y="6.499cm">
          <draw:text-box>
            <text:p text:style-name="P12"><text:span text:style-name="T6">S</text:span><text:span text:style-name="T6">ta</text:span><text:span text:style-name="T6">g</text:span><text:span text:style-name="T6">e</text:span><text:span text:style-name="T6">d</text:span></text:p>
          </draw:text-box>
        </draw:frame>
        <draw:frame draw:style-name="gr15" draw:text-style-name="P13" draw:layer="layout" svg:width="2.344cm" svg:height="0.645cm" svg:x="15.202cm" svg:y="6.5cm">
          <draw:text-box>
            <text:p text:style-name="P12"><text:span text:style-name="T6">C</text:span><text:span text:style-name="T6">o</text:span><text:span text:style-name="T6">m</text:span><text:span text:style-name="T6">m</text:span><text:span text:style-name="T6">itt</text:span><text:span text:style-name="T6">e</text:span><text:span text:style-name="T6">d</text:span></text:p>
          </draw:text-box>
        </draw:frame>
        <draw:frame draw:style-name="gr15" draw:text-style-name="P24" draw:layer="layout" svg:width="3.787cm" svg:height="0.725cm" svg:x="14.563cm" svg:y="8.5cm">
          <draw:text-box>
            <text:p text:style-name="P23"><text:span text:style-name="T15">c</text:span><text:span text:style-name="T15">o</text:span><text:span text:style-name="T15">m</text:span><text:span text:style-name="T15">m</text:span><text:span text:style-name="T15">it </text:span><text:span text:style-name="T15">6</text:span><text:span text:style-name="T15">a</text:span><text:span text:style-name="T15">c</text:span><text:span text:style-name="T15">8</text:span><text:span text:style-name="T15">1</text:span><text:span text:style-name="T15">a</text:span><text:span text:style-name="T15">5</text:span></text:p>
          </draw:text-box>
        </draw:frame>
        <draw:frame draw:style-name="gr15" draw:text-style-name="P24" draw:layer="layout" svg:width="3.787cm" svg:height="0.725cm" svg:x="14.563cm" svg:y="9.101cm">
          <draw:text-box>
            <text:p text:style-name="P23"><text:span text:style-name="T15">c</text:span><text:span text:style-name="T15">o</text:span><text:span text:style-name="T15">m</text:span><text:span text:style-name="T15">m</text:span><text:span text:style-name="T15">it </text:span><text:span text:style-name="T15">5</text:span><text:span text:style-name="T15">c</text:span><text:span text:style-name="T15">5</text:span><text:span text:style-name="T15">4</text:span><text:span text:style-name="T15">e</text:span><text:span text:style-name="T15">5</text:span><text:span text:style-name="T15">3</text:span></text:p>
          </draw:text-box>
        </draw:frame>
        <draw:frame draw:style-name="gr15" draw:text-style-name="P24" draw:layer="layout" svg:width="3.808cm" svg:height="0.725cm" svg:x="14.552cm" svg:y="9.802cm">
          <draw:text-box>
            <text:p text:style-name="P23"><text:span text:style-name="T15">c</text:span><text:span text:style-name="T15">o</text:span><text:span text:style-name="T15">m</text:span><text:span text:style-name="T15">m</text:span><text:span text:style-name="T15">it </text:span><text:span text:style-name="T15">1</text:span><text:span text:style-name="T15">6</text:span><text:span text:style-name="T15">c</text:span><text:span text:style-name="T15">5</text:span><text:span text:style-name="T15">5</text:span><text:span text:style-name="T15">5</text:span><text:span text:style-name="T15">b</text:span></text:p>
          </draw:text-box>
        </draw:frame>
        <draw:custom-shape draw:style-name="gr23" draw:text-style-name="P19" xml:id="id48" draw:id="id48" draw:layer="layout" svg:width="0.9cm" svg:height="1.2cm" svg:x="3.204cm" svg:y="10.7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3" draw:text-style-name="P19" xml:id="id49" draw:id="id49" draw:layer="layout" svg:width="0.9cm" svg:height="1.2cm" svg:x="9.804cm" svg:y="10.701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4" draw:layer="layout" draw:type="line" svg:x1="4.104cm" svg:y1="11.3cm" svg:x2="9.804cm" svg:y2="11.301cm" draw:start-shape="id48" draw:start-glue-point="7" draw:end-shape="id49" draw:end-glue-point="5" svg:d="M4104 11300l5700 1" svg:viewBox="0 0 5701 2">
          <text:p/>
        </draw:connector>
        <draw:custom-shape draw:style-name="gr23" draw:text-style-name="P19" xml:id="id50" draw:id="id50" draw:layer="layout" svg:width="0.9cm" svg:height="1.2cm" svg:x="16.003cm" svg:y="10.699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1" draw:text-style-name="P4" draw:layer="layout" draw:type="line" svg:x1="10.704cm" svg:y1="11.301cm" svg:x2="16.003cm" svg:y2="11.299cm" draw:start-shape="id49" draw:start-glue-point="7" draw:end-shape="id50" draw:end-glue-point="5" svg:d="M10704 11301l5299-2" svg:viewBox="0 0 5300 3">
          <text:p/>
        </draw:connector>
        <draw:frame draw:style-name="gr15" draw:text-style-name="P20" draw:layer="layout" svg:width="6.429cm" svg:height="0.865cm" svg:x="2.971cm" svg:y="9.5cm">
          <draw:text-box>
            <text:p text:style-name="P21"><text:span text:style-name="T10">此</text:span><text:span text:style-name="T10">时</text:span><text:span text:style-name="T10">，</text:span><text:span text:style-name="T10">三</text:span><text:span text:style-name="T10">个</text:span><text:span text:style-name="T10">区</text:span><text:span text:style-name="T10">的</text:span><text:span text:style-name="T10">文</text:span><text:span text:style-name="T10">件</text:span><text:span text:style-name="T10">完</text:span><text:span text:style-name="T10">全</text:span><text:span text:style-name="T10">一</text:span><text:span text:style-name="T10">致</text:span><text:span text:style-name="T10">。</text:span></text:p>
          </draw:text-box>
        </draw:frame>
        <draw:custom-shape draw:style-name="gr25" draw:text-style-name="P26" xml:id="id51" draw:id="id51" draw:layer="layout" svg:width="0.9cm" svg:height="1.2cm" svg:x="3.205cm" svg:y="13.101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5" draw:text-style-name="P26" xml:id="id52" draw:id="id52" draw:layer="layout" svg:width="0.9cm" svg:height="1.2cm" svg:x="9.805cm" svg:y="13.102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4" draw:layer="layout" draw:type="line" svg:x1="4.105cm" svg:y1="13.701cm" svg:x2="9.805cm" svg:y2="13.702cm" draw:start-shape="id51" draw:start-glue-point="7" draw:end-shape="id52" draw:end-glue-point="5" svg:d="M4105 13701l5700 1" svg:viewBox="0 0 5701 2">
          <text:p/>
        </draw:connector>
        <draw:custom-shape draw:style-name="gr23" draw:text-style-name="P19" xml:id="id53" draw:id="id53" draw:layer="layout" svg:width="0.9cm" svg:height="1.2cm" svg:x="16.004cm" svg:y="13.1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6" draw:text-style-name="P4" draw:layer="layout" draw:type="line" svg:x1="10.705cm" svg:y1="13.702cm" svg:x2="16.004cm" svg:y2="13.7cm" draw:start-shape="id52" draw:start-glue-point="7" draw:end-shape="id53" draw:end-glue-point="5" svg:d="M10705 13702l5299-2" svg:viewBox="0 0 5300 3">
          <text:p/>
        </draw:connector>
        <draw:frame draw:style-name="gr15" draw:text-style-name="P20" draw:layer="layout" svg:width="4.735cm" svg:height="0.865cm" svg:x="3cm" svg:y="12.1cm">
          <draw:text-box>
            <text:p><text:span text:style-name="T10">经</text:span><text:span text:style-name="T10">过</text:span><text:span text:style-name="T10">了</text:span><text:span text:style-name="T10">保</text:span><text:span text:style-name="T10">存</text:span><text:span text:style-name="T10">暂</text:span><text:span text:style-name="T10">存</text:span><text:span text:style-name="T10">区</text:span><text:span text:style-name="T10">后</text:span><text:span text:style-name="T10">：</text:span></text:p>
          </draw:text-box>
        </draw:frame>
        <draw:custom-shape draw:style-name="gr23" draw:text-style-name="P19" xml:id="id54" draw:id="id54" draw:layer="layout" svg:width="0.9cm" svg:height="1.2cm" svg:x="9.805cm" svg:y="15.402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3" draw:text-style-name="P19" xml:id="id55" draw:id="id55" draw:layer="layout" svg:width="0.9cm" svg:height="1.2cm" svg:x="16.004cm" svg:y="15.4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7" draw:text-style-name="P4" draw:layer="layout" draw:type="line" svg:x1="10.705cm" svg:y1="16.002cm" svg:x2="16.004cm" svg:y2="16cm" draw:start-shape="id54" draw:start-glue-point="7" draw:end-shape="id55" draw:end-glue-point="5" svg:d="M10705 16002l5299-2" svg:viewBox="0 0 5300 3">
          <text:p/>
        </draw:connector>
        <draw:frame draw:style-name="gr29" draw:text-style-name="P20" draw:layer="layout" svg:width="5cm" svg:height="0.9cm" svg:x="3cm" svg:y="14.6cm">
          <draw:text-box>
            <text:p><text:span text:style-name="T13">g</text:span><text:span text:style-name="T13">it </text:span><text:span text:style-name="T13">r</text:span><text:span text:style-name="T13">e</text:span><text:span text:style-name="T13">s</text:span><text:span text:style-name="T13">e</text:span><text:span text:style-name="T13">t </text:span><text:span text:style-name="T13">-- </text:span><text:span text:style-name="T10">m</text:span><text:span text:style-name="T10">ix</text:span><text:span text:style-name="T10">e</text:span><text:span text:style-name="T10">d </text:span><text:span text:style-name="T10">H</text:span><text:span text:style-name="T10">E</text:span><text:span text:style-name="T10">A</text:span><text:span text:style-name="T10">D</text:span></text:p>
          </draw:text-box>
        </draw:frame>
        <draw:custom-shape draw:style-name="gr30" draw:text-style-name="P4" draw:layer="layout" svg:width="14.3cm" svg:height="2.3cm" svg:x="2.8cm" svg:y="14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0.9cm" svg:height="1.2cm" svg:x="3.206cm" svg:y="15.402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5" draw:text-style-name="P24" draw:layer="layout" svg:width="4.033cm" svg:height="0.725cm" svg:x="15.911cm" svg:y="21.473cm">
          <draw:text-box>
            <text:p text:style-name="P23"><text:span text:style-name="T15">&gt;</text:span><text:span text:style-name="T15">c</text:span><text:span text:style-name="T15">o</text:span><text:span text:style-name="T15">m</text:span><text:span text:style-name="T15">m</text:span><text:span text:style-name="T15">it </text:span><text:span text:style-name="T15">6</text:span><text:span text:style-name="T15">a</text:span><text:span text:style-name="T15">c</text:span><text:span text:style-name="T15">8</text:span><text:span text:style-name="T15">1</text:span><text:span text:style-name="T15">a</text:span><text:span text:style-name="T15">5</text:span></text:p>
          </draw:text-box>
        </draw:frame>
        <draw:frame draw:style-name="gr15" draw:text-style-name="P24" draw:layer="layout" svg:width="4.024cm" svg:height="0.725cm" svg:x="15.911cm" svg:y="22.074cm">
          <draw:text-box>
            <text:p text:style-name="P23"><text:span text:style-name="T15"><text:s text:c="2"/></text:span><text:span text:style-name="T15">c</text:span><text:span text:style-name="T15">o</text:span><text:span text:style-name="T15">m</text:span><text:span text:style-name="T15">m</text:span><text:span text:style-name="T15">it </text:span><text:span text:style-name="T15">5</text:span><text:span text:style-name="T15">c</text:span><text:span text:style-name="T15">5</text:span><text:span text:style-name="T15">4</text:span><text:span text:style-name="T15">e</text:span><text:span text:style-name="T15">5</text:span><text:span text:style-name="T15">3</text:span></text:p>
          </draw:text-box>
        </draw:frame>
        <draw:frame draw:style-name="gr15" draw:text-style-name="P24" draw:layer="layout" svg:width="4.045cm" svg:height="0.725cm" svg:x="15.9cm" svg:y="22.775cm">
          <draw:text-box>
            <text:p text:style-name="P23"><text:span text:style-name="T15"><text:s text:c="2"/></text:span><text:span text:style-name="T15">c</text:span><text:span text:style-name="T15">o</text:span><text:span text:style-name="T15">m</text:span><text:span text:style-name="T15">m</text:span><text:span text:style-name="T15">it </text:span><text:span text:style-name="T15">1</text:span><text:span text:style-name="T15">6</text:span><text:span text:style-name="T15">c</text:span><text:span text:style-name="T15">5</text:span><text:span text:style-name="T15">5</text:span><text:span text:style-name="T15">5</text:span><text:span text:style-name="T15">b</text:span></text:p>
          </draw:text-box>
        </draw:frame>
        <draw:custom-shape draw:style-name="gr23" draw:text-style-name="P19" xml:id="id56" draw:id="id56" draw:layer="layout" svg:width="0.9cm" svg:height="1.2cm" svg:x="1.805cm" svg:y="21.901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3" draw:text-style-name="P19" xml:id="id57" draw:id="id57" draw:layer="layout" svg:width="0.9cm" svg:height="1.2cm" svg:x="8.405cm" svg:y="21.902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4" draw:layer="layout" draw:type="line" svg:x1="2.705cm" svg:y1="22.501cm" svg:x2="8.405cm" svg:y2="22.502cm" draw:start-shape="id56" draw:start-glue-point="7" draw:end-shape="id57" draw:end-glue-point="5" svg:d="M2705 22501l5700 1" svg:viewBox="0 0 5701 2">
          <text:p/>
        </draw:connector>
        <draw:custom-shape draw:style-name="gr23" draw:text-style-name="P19" xml:id="id58" draw:id="id58" draw:layer="layout" svg:width="0.9cm" svg:height="1.2cm" svg:x="14.604cm" svg:y="21.9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1" draw:text-style-name="P4" draw:layer="layout" draw:type="line" svg:x1="9.305cm" svg:y1="22.502cm" svg:x2="14.604cm" svg:y2="22.5cm" draw:start-shape="id57" draw:start-glue-point="7" draw:end-shape="id58" draw:end-glue-point="5" svg:d="M9305 22502l5299-2" svg:viewBox="0 0 5300 3">
          <text:p/>
        </draw:connector>
        <draw:frame draw:style-name="gr15" draw:text-style-name="P20" draw:layer="layout" svg:width="6.429cm" svg:height="0.865cm" svg:x="1.572cm" svg:y="20.701cm">
          <draw:text-box>
            <text:p text:style-name="P21"><text:span text:style-name="T10">此</text:span><text:span text:style-name="T10">时</text:span><text:span text:style-name="T10">，</text:span><text:span text:style-name="T10">三</text:span><text:span text:style-name="T10">个</text:span><text:span text:style-name="T10">区</text:span><text:span text:style-name="T10">的</text:span><text:span text:style-name="T10">文</text:span><text:span text:style-name="T10">件</text:span><text:span text:style-name="T10">完</text:span><text:span text:style-name="T10">全</text:span><text:span text:style-name="T10">一</text:span><text:span text:style-name="T10">致</text:span><text:span text:style-name="T10">。</text:span></text:p>
          </draw:text-box>
        </draw:frame>
        <draw:line draw:style-name="gr16" draw:text-style-name="P4" draw:layer="layout" svg:x1="1.8cm" svg:y1="19.801cm" svg:x2="19.2cm" svg:y2="19.801cm">
          <text:p/>
        </draw:line>
        <draw:frame draw:style-name="gr15" draw:text-style-name="P22" draw:layer="layout" svg:width="6.797cm" svg:height="0.962cm" svg:x="7.25cm" svg:y="18.601cm">
          <draw:text-box>
            <text:p>git reset -- soft HEAD^</text:p>
          </draw:text-box>
        </draw:frame>
        <draw:custom-shape draw:style-name="gr23" draw:text-style-name="P19" xml:id="id59" draw:id="id59" draw:layer="layout" svg:width="0.9cm" svg:height="1.2cm" svg:x="1.805cm" svg:y="24.102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3" draw:text-style-name="P19" xml:id="id60" draw:id="id60" draw:layer="layout" svg:width="0.9cm" svg:height="1.2cm" svg:x="8.405cm" svg:y="24.103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4" draw:layer="layout" draw:type="line" svg:x1="2.705cm" svg:y1="24.702cm" svg:x2="8.405cm" svg:y2="24.703cm" draw:start-shape="id59" draw:start-glue-point="7" draw:end-shape="id60" draw:end-glue-point="5" svg:d="M2705 24702l5700 1" svg:viewBox="0 0 5701 2">
          <text:p/>
        </draw:connector>
        <draw:custom-shape draw:style-name="gr25" draw:text-style-name="P26" draw:layer="layout" svg:width="0.9cm" svg:height="1.2cm" svg:x="14.604cm" svg:y="24.101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9" draw:text-style-name="P20" draw:layer="layout" svg:width="5cm" svg:height="0.9cm" svg:x="1.6cm" svg:y="23.3cm">
          <draw:text-box>
            <text:p><text:span text:style-name="T13">g</text:span><text:span text:style-name="T13">it </text:span><text:span text:style-name="T13">r</text:span><text:span text:style-name="T13">e</text:span><text:span text:style-name="T13">s</text:span><text:span text:style-name="T13">e</text:span><text:span text:style-name="T13">t </text:span><text:span text:style-name="T13">-- </text:span><text:span text:style-name="T13">s</text:span><text:span text:style-name="T13">o</text:span><text:span text:style-name="T13">ft</text:span><text:span text:style-name="T10"> </text:span><text:span text:style-name="T10">H</text:span><text:span text:style-name="T10">E</text:span><text:span text:style-name="T10">A</text:span><text:span text:style-name="T10">D</text:span></text:p>
          </draw:text-box>
        </draw:frame>
        <draw:frame draw:style-name="gr15" draw:text-style-name="P24" draw:layer="layout" svg:width="4.033cm" svg:height="0.725cm" svg:x="15.912cm" svg:y="23.975cm">
          <draw:text-box>
            <text:p text:style-name="P23"><text:span text:style-name="T15">&gt;</text:span><text:span text:style-name="T15">c</text:span><text:span text:style-name="T15">o</text:span><text:span text:style-name="T15">m</text:span><text:span text:style-name="T15">m</text:span><text:span text:style-name="T15">it </text:span><text:span text:style-name="T15">5</text:span><text:span text:style-name="T15">c</text:span><text:span text:style-name="T15">5</text:span><text:span text:style-name="T15">4</text:span><text:span text:style-name="T15">e</text:span><text:span text:style-name="T15">5</text:span><text:span text:style-name="T15">3</text:span></text:p>
          </draw:text-box>
        </draw:frame>
        <draw:frame draw:style-name="gr15" draw:text-style-name="P24" draw:layer="layout" svg:width="4.045cm" svg:height="0.725cm" svg:x="15.901cm" svg:y="24.676cm">
          <draw:text-box>
            <text:p text:style-name="P23"><text:span text:style-name="T15"><text:s text:c="2"/></text:span><text:span text:style-name="T15">c</text:span><text:span text:style-name="T15">o</text:span><text:span text:style-name="T15">m</text:span><text:span text:style-name="T15">m</text:span><text:span text:style-name="T15">it </text:span><text:span text:style-name="T15">1</text:span><text:span text:style-name="T15">6</text:span><text:span text:style-name="T15">c</text:span><text:span text:style-name="T15">5</text:span><text:span text:style-name="T15">5</text:span><text:span text:style-name="T15">5</text:span><text:span text:style-name="T15">b</text:span></text:p>
          </draw:text-box>
        </draw:frame>
        <draw:frame draw:style-name="gr15" draw:text-style-name="P27" draw:layer="layout" svg:width="2.619cm" svg:height="0.865cm" svg:x="10.581cm" svg:y="26.435cm">
          <draw:text-box>
            <text:p><text:span text:style-name="T21">上</text:span><text:span text:style-name="T21">一</text:span><text:span text:style-name="T21">个</text:span><text:span text:style-name="T21">版</text:span><text:span text:style-name="T21">本</text:span></text:p>
          </draw:text-box>
        </draw:frame>
        <draw:line draw:style-name="gr11" draw:text-style-name="P4" draw:layer="layout" svg:x1="12cm" svg:y1="26.4cm" svg:x2="14.5cm" svg:y2="25.1cm">
          <text:p/>
        </draw:line>
      </draw:page>
      <draw:page draw:name="page5" draw:style-name="dp1" draw:master-page-name="Default">
        <draw:custom-shape draw:style-name="gr23" draw:text-style-name="P19" xml:id="id61" draw:id="id61" draw:layer="layout" svg:width="0.9cm" svg:height="1.2cm" svg:x="3.659cm" svg:y="3.701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3" draw:text-style-name="P19" xml:id="id62" draw:id="id62" draw:layer="layout" svg:width="0.9cm" svg:height="1.2cm" svg:x="10.259cm" svg:y="3.702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4" draw:layer="layout" draw:type="line" svg:x1="4.559cm" svg:y1="4.301cm" svg:x2="10.259cm" svg:y2="4.302cm" draw:start-shape="id61" draw:start-glue-point="7" draw:end-shape="id62" draw:end-glue-point="5" svg:d="M4559 4301l5700 1" svg:viewBox="0 0 5701 2">
          <text:p/>
        </draw:connector>
        <draw:custom-shape draw:style-name="gr23" draw:text-style-name="P19" xml:id="id63" draw:id="id63" draw:layer="layout" svg:width="0.9cm" svg:height="1.2cm" svg:x="16.458cm" svg:y="3.7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1" draw:text-style-name="P4" draw:layer="layout" draw:type="line" svg:x1="11.159cm" svg:y1="4.302cm" svg:x2="16.458cm" svg:y2="4.3cm" draw:start-shape="id62" draw:start-glue-point="7" draw:end-shape="id63" draw:end-glue-point="5" svg:d="M11159 4302l5299-2" svg:viewBox="0 0 5300 3">
          <text:p/>
        </draw:connector>
        <draw:frame draw:style-name="gr15" draw:text-style-name="P20" draw:layer="layout" svg:width="14.049cm" svg:height="0.865cm" svg:x="3.426cm" svg:y="4.901cm">
          <draw:text-box>
            <text:p text:style-name="P21"><text:span text:style-name="T10">此</text:span><text:span text:style-name="T10">时</text:span><text:span text:style-name="T10">，</text:span><text:span text:style-name="T10">三</text:span><text:span text:style-name="T10">个</text:span><text:span text:style-name="T10">区</text:span><text:span text:style-name="T10">的</text:span><text:span text:style-name="T10">文</text:span><text:span text:style-name="T10">件</text:span><text:span text:style-name="T10">完</text:span><text:span text:style-name="T10">全</text:span><text:span text:style-name="T10">一</text:span><text:span text:style-name="T10">致</text:span><text:span text:style-name="T10">。</text:span><text:span text:style-name="T10">执</text:span><text:span text:style-name="T10">行</text:span><text:span text:style-name="T10">命</text:span><text:span text:style-name="T10">令</text:span><text:span text:style-name="T10">之</text:span><text:span text:style-name="T10">后</text:span><text:span text:style-name="T10">：</text:span><text:span text:style-name="T10">暂</text:span><text:span text:style-name="T10">存</text:span><text:span text:style-name="T10">区</text:span><text:span text:style-name="T10">的</text:span><text:span text:style-name="T10">文</text:span><text:span text:style-name="T10">件</text:span><text:span text:style-name="T10">被</text:span><text:span text:style-name="T10">删</text:span><text:span text:style-name="T10">除</text:span><text:span text:style-name="T10">了</text:span><text:span text:style-name="T10">！</text:span></text:p>
          </draw:text-box>
        </draw:frame>
        <draw:line draw:style-name="gr16" draw:text-style-name="P4" draw:layer="layout" svg:x1="1.8cm" svg:y1="3.201cm" svg:x2="19.2cm" svg:y2="3.201cm">
          <text:p/>
        </draw:line>
        <draw:frame draw:style-name="gr15" draw:text-style-name="P22" draw:layer="layout" svg:width="5.938cm" svg:height="0.962cm" svg:x="7.531cm" svg:y="2.1cm">
          <draw:text-box>
            <text:p>git rm -- cache a.txt</text:p>
          </draw:text-box>
        </draw:frame>
        <draw:custom-shape draw:style-name="gr23" draw:text-style-name="P19" draw:layer="layout" svg:width="0.9cm" svg:height="1.2cm" svg:x="3.661cm" svg:y="6.102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1" draw:text-style-name="P29" draw:layer="layout" svg:width="0.9cm" svg:height="1.2cm" svg:x="10.261cm" svg:y="6.103cm">
          <text:p text:style-name="P28"><text:span text:style-name="T22">fil</text:span><text:span text:style-name="T22">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3" draw:text-style-name="P19" draw:layer="layout" svg:width="0.9cm" svg:height="1.2cm" svg:x="16.46cm" svg:y="6.101cm">
          <text:p text:style-name="P14"><text:span text:style-name="T7">fil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2" draw:text-style-name="P30" xml:id="id64" draw:id="id64" draw:layer="layout" svg:width="0.3cm" svg:height="0.3cm" svg:x="5.6cm" svg:y="12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30" xml:id="id66" draw:id="id66" draw:layer="layout" svg:width="0.3cm" svg:height="0.3cm" svg:x="6.801cm" svg:y="12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30" xml:id="id67" draw:id="id67" draw:layer="layout" svg:width="0.3cm" svg:height="0.3cm" svg:x="8.002cm" svg:y="12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30" xml:id="id68" draw:id="id68" draw:layer="layout" svg:width="0.3cm" svg:height="0.3cm" svg:x="9.203cm" svg:y="12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30" xml:id="id65" draw:id="id65" draw:layer="layout" svg:width="0.3cm" svg:height="0.3cm" svg:x="6.801cm" svg:y="13.1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30" xml:id="id69" draw:id="id69" draw:layer="layout" svg:width="0.3cm" svg:height="0.3cm" svg:x="8.002cm" svg:y="13.1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30" xml:id="id70" draw:id="id70" draw:layer="layout" svg:width="0.3cm" svg:height="0.3cm" svg:x="9.203cm" svg:y="13.1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4" draw:text-style-name="P4" draw:layer="layout" draw:type="line" svg:x1="5.856cm" svg:y1="12.357cm" svg:x2="6.845cm" svg:y2="13.148cm" draw:start-shape="id64" draw:start-glue-point="9" draw:end-shape="id65" draw:end-glue-point="5" svg:d="M5856 12357l989 791" svg:viewBox="0 0 990 792">
          <text:p/>
        </draw:connector>
        <draw:connector draw:style-name="gr16" draw:text-style-name="P4" draw:layer="layout" draw:type="line" svg:x1="5.9cm" svg:y1="12.251cm" svg:x2="6.801cm" svg:y2="12.251cm" draw:start-shape="id64" draw:start-glue-point="10" draw:end-shape="id66" draw:end-glue-point="6" svg:d="M5900 12251h901" svg:viewBox="0 0 902 1">
          <text:p/>
        </draw:connector>
        <draw:connector draw:style-name="gr16" draw:text-style-name="P4" draw:layer="layout" draw:type="line" svg:x1="7.101cm" svg:y1="12.251cm" svg:x2="8.002cm" svg:y2="12.251cm" draw:start-shape="id66" draw:start-glue-point="10" draw:end-shape="id67" draw:end-glue-point="6" svg:d="M7101 12251h901" svg:viewBox="0 0 902 1">
          <text:p/>
        </draw:connector>
        <draw:connector draw:style-name="gr16" draw:text-style-name="P4" draw:layer="layout" draw:type="line" svg:x1="8.302cm" svg:y1="12.251cm" svg:x2="9.203cm" svg:y2="12.251cm" draw:start-shape="id67" draw:start-glue-point="10" draw:end-shape="id68" draw:end-glue-point="6" svg:d="M8302 12251h901" svg:viewBox="0 0 902 1">
          <text:p/>
        </draw:connector>
        <draw:connector draw:style-name="gr16" draw:text-style-name="P4" draw:layer="layout" draw:type="line" svg:x1="7.101cm" svg:y1="13.254cm" svg:x2="8.002cm" svg:y2="13.255cm" draw:start-shape="id65" draw:start-glue-point="10" draw:end-shape="id69" draw:end-glue-point="6" svg:d="M7101 13254l901 1" svg:viewBox="0 0 902 2">
          <text:p/>
        </draw:connector>
        <draw:connector draw:style-name="gr16" draw:text-style-name="P4" draw:layer="layout" draw:type="line" svg:x1="8.302cm" svg:y1="13.255cm" svg:x2="9.203cm" svg:y2="13.256cm" draw:start-shape="id69" draw:start-glue-point="10" draw:end-shape="id70" draw:end-glue-point="6" svg:d="M8302 13255l901 1" svg:viewBox="0 0 902 2">
          <text:p/>
        </draw:connector>
        <draw:line draw:style-name="gr16" draw:text-style-name="P4" draw:layer="layout" svg:x1="1.8cm" svg:y1="10.601cm" svg:x2="19.2cm" svg:y2="10.601cm">
          <text:p/>
        </draw:line>
        <draw:frame draw:style-name="gr15" draw:text-style-name="P22" draw:layer="layout" svg:width="1.772cm" svg:height="1.17cm" svg:x="9.614cm" svg:y="9.4cm">
          <draw:text-box>
            <text:p>分支</text:p>
          </draw:text-box>
        </draw:frame>
        <draw:frame draw:style-name="gr15" draw:text-style-name="P32" draw:layer="layout" svg:width="1.476cm" svg:height="0.645cm" svg:x="10.3cm" svg:y="11.428cm">
          <draw:text-box>
            <text:p text:style-name="P31"><text:span text:style-name="T23">HEAD</text:span></text:p>
          </draw:text-box>
        </draw:frame>
        <draw:frame draw:style-name="gr15" draw:text-style-name="P34" draw:layer="layout" svg:width="1.577cm" svg:height="0.645cm" svg:x="8.623cm" svg:y="11.4cm">
          <draw:text-box>
            <text:p text:style-name="P33"><text:span text:style-name="T24">maste</text:span><text:span text:style-name="T24">r</text:span></text:p>
          </draw:text-box>
        </draw:frame>
        <draw:frame draw:style-name="gr15" draw:text-style-name="P36" draw:layer="layout" svg:width="1.069cm" svg:height="0.645cm" svg:x="8.824cm" svg:y="12.501cm">
          <draw:text-box>
            <text:p text:style-name="P35"><text:span text:style-name="T25">dev</text:span></text:p>
          </draw:text-box>
        </draw:frame>
        <draw:custom-shape draw:style-name="gr32" draw:text-style-name="P30" xml:id="id71" draw:id="id71" draw:layer="layout" svg:width="0.3cm" svg:height="0.3cm" svg:x="4.604cm" svg:y="12.1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4" draw:layer="layout" draw:type="line" svg:x1="4.904cm" svg:y1="12.252cm" svg:x2="5.6cm" svg:y2="12.251cm" draw:start-shape="id71" draw:start-glue-point="10" draw:end-shape="id64" draw:end-glue-point="6" svg:d="M4904 12252l696-1" svg:viewBox="0 0 697 2">
          <text:p/>
        </draw:connector>
        <draw:custom-shape draw:style-name="gr32" draw:text-style-name="P30" xml:id="id72" draw:id="id72" draw:layer="layout" svg:width="0.3cm" svg:height="0.3cm" svg:x="5.587cm" svg:y="18.4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30" xml:id="id74" draw:id="id74" draw:layer="layout" svg:width="0.3cm" svg:height="0.3cm" svg:x="6.788cm" svg:y="18.4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30" xml:id="id75" draw:id="id75" draw:layer="layout" svg:width="0.3cm" svg:height="0.3cm" svg:x="7.989cm" svg:y="18.4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30" xml:id="id76" draw:id="id76" draw:layer="layout" svg:width="0.3cm" svg:height="0.3cm" svg:x="9.19cm" svg:y="18.4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30" xml:id="id73" draw:id="id73" draw:layer="layout" svg:width="0.3cm" svg:height="0.3cm" svg:x="6.788cm" svg:y="19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30" xml:id="id77" draw:id="id77" draw:layer="layout" svg:width="0.3cm" svg:height="0.3cm" svg:x="7.989cm" svg:y="19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30" xml:id="id78" draw:id="id78" draw:layer="layout" svg:width="0.3cm" svg:height="0.3cm" svg:x="9.19cm" svg:y="19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4" draw:text-style-name="P4" draw:layer="layout" draw:type="line" svg:x1="5.843cm" svg:y1="18.751cm" svg:x2="6.832cm" svg:y2="19.542cm" draw:start-shape="id72" draw:start-glue-point="9" draw:end-shape="id73" draw:end-glue-point="5" svg:d="M5843 18751l989 791" svg:viewBox="0 0 990 792">
          <text:p/>
        </draw:connector>
        <draw:connector draw:style-name="gr16" draw:text-style-name="P4" draw:layer="layout" draw:type="line" svg:x1="5.887cm" svg:y1="18.645cm" svg:x2="6.788cm" svg:y2="18.645cm" draw:start-shape="id72" draw:start-glue-point="10" draw:end-shape="id74" draw:end-glue-point="6" svg:d="M5887 18645h901" svg:viewBox="0 0 902 1">
          <text:p/>
        </draw:connector>
        <draw:connector draw:style-name="gr16" draw:text-style-name="P4" draw:layer="layout" draw:type="line" svg:x1="7.088cm" svg:y1="18.645cm" svg:x2="7.989cm" svg:y2="18.645cm" draw:start-shape="id74" draw:start-glue-point="10" draw:end-shape="id75" draw:end-glue-point="6" svg:d="M7088 18645h901" svg:viewBox="0 0 902 1">
          <text:p/>
        </draw:connector>
        <draw:connector draw:style-name="gr16" draw:text-style-name="P4" draw:layer="layout" draw:type="line" svg:x1="8.289cm" svg:y1="18.645cm" svg:x2="9.19cm" svg:y2="18.645cm" draw:start-shape="id75" draw:start-glue-point="10" draw:end-shape="id76" draw:end-glue-point="6" svg:d="M8289 18645h901" svg:viewBox="0 0 902 1">
          <text:p/>
        </draw:connector>
        <draw:connector draw:style-name="gr16" draw:text-style-name="P4" draw:layer="layout" draw:type="line" svg:x1="7.088cm" svg:y1="19.648cm" svg:x2="7.989cm" svg:y2="19.649cm" draw:start-shape="id73" draw:start-glue-point="10" draw:end-shape="id77" draw:end-glue-point="6" svg:d="M7088 19648l901 1" svg:viewBox="0 0 902 2">
          <text:p/>
        </draw:connector>
        <draw:connector draw:style-name="gr16" draw:text-style-name="P4" draw:layer="layout" draw:type="line" svg:x1="8.289cm" svg:y1="19.649cm" svg:x2="9.19cm" svg:y2="19.65cm" draw:start-shape="id77" draw:start-glue-point="10" draw:end-shape="id78" draw:end-glue-point="6" svg:d="M8289 19649l901 1" svg:viewBox="0 0 902 2">
          <text:p/>
        </draw:connector>
        <draw:custom-shape draw:style-name="gr32" draw:text-style-name="P30" xml:id="id79" draw:id="id79" draw:layer="layout" svg:width="0.3cm" svg:height="0.3cm" svg:x="4.591cm" svg:y="18.4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4" draw:layer="layout" draw:type="line" svg:x1="4.891cm" svg:y1="18.646cm" svg:x2="5.587cm" svg:y2="18.645cm" draw:start-shape="id79" draw:start-glue-point="10" draw:end-shape="id72" draw:end-glue-point="6" svg:d="M4891 18646l696-1" svg:viewBox="0 0 697 2">
          <text:p/>
        </draw:connector>
        <draw:line draw:style-name="gr16" draw:text-style-name="P4" draw:layer="layout" svg:x1="1.8cm" svg:y1="17.595cm" svg:x2="19.2cm" svg:y2="17.595cm">
          <text:p/>
        </draw:line>
        <draw:frame draw:style-name="gr15" draw:text-style-name="P22" draw:layer="layout" svg:width="1.772cm" svg:height="1.17cm" svg:x="9.614cm" svg:y="16.101cm">
          <draw:text-box>
            <text:p>合并</text:p>
          </draw:text-box>
        </draw:frame>
        <draw:custom-shape draw:style-name="gr35" draw:text-style-name="P30" xml:id="id80" draw:id="id80" draw:layer="layout" svg:width="0.3cm" svg:height="0.3cm" svg:x="10.391cm" svg:y="18.4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4" draw:layer="layout" draw:type="line" svg:x1="9.49cm" svg:y1="18.645cm" svg:x2="10.391cm" svg:y2="18.646cm" draw:start-shape="id76" draw:start-glue-point="10" draw:end-shape="id80" draw:end-glue-point="6" svg:d="M9490 18645l901 1" svg:viewBox="0 0 902 2">
          <text:p/>
        </draw:connector>
        <draw:connector draw:style-name="gr16" draw:text-style-name="P4" draw:layer="layout" draw:type="line" svg:x1="9.446cm" svg:y1="19.544cm" svg:x2="10.435cm" svg:y2="18.752cm" draw:start-shape="id78" draw:start-glue-point="11" draw:end-shape="id80" draw:end-glue-point="7" svg:d="M9446 19544l989-792" svg:viewBox="0 0 990 793">
          <text:p/>
        </draw:connector>
        <draw:custom-shape draw:style-name="gr35" draw:text-style-name="P30" xml:id="id81" draw:id="id81" draw:layer="layout" svg:width="0.3cm" svg:height="0.3cm" svg:x="11.492cm" svg:y="18.4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4" draw:layer="layout" draw:type="line" svg:x1="10.691cm" svg:y1="18.646cm" svg:x2="11.492cm" svg:y2="18.647cm" draw:start-shape="id80" draw:start-glue-point="10" draw:end-shape="id81" draw:end-glue-point="6" svg:d="M10691 18646l801 1" svg:viewBox="0 0 802 2">
          <text:p/>
        </draw:connector>
        <draw:custom-shape draw:style-name="gr32" draw:text-style-name="P30" xml:id="id82" draw:id="id82" draw:layer="layout" svg:width="0.3cm" svg:height="0.3cm" svg:x="5.487cm" svg:y="24.9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30" xml:id="id84" draw:id="id84" draw:layer="layout" svg:width="0.3cm" svg:height="0.3cm" svg:x="6.688cm" svg:y="24.9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30" xml:id="id85" draw:id="id85" draw:layer="layout" svg:width="0.3cm" svg:height="0.3cm" svg:x="7.889cm" svg:y="24.9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30" xml:id="id86" draw:id="id86" draw:layer="layout" svg:width="0.3cm" svg:height="0.3cm" svg:x="9.09cm" svg:y="24.9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30" xml:id="id83" draw:id="id83" draw:layer="layout" svg:width="0.3cm" svg:height="0.3cm" svg:x="6.688cm" svg:y="25.9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30" xml:id="id87" draw:id="id87" draw:layer="layout" svg:width="0.3cm" svg:height="0.3cm" svg:x="7.889cm" svg:y="25.9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30" xml:id="id88" draw:id="id88" draw:layer="layout" svg:width="0.3cm" svg:height="0.3cm" svg:x="9.09cm" svg:y="25.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4" draw:text-style-name="P4" draw:layer="layout" draw:type="line" svg:x1="5.743cm" svg:y1="25.171cm" svg:x2="6.732cm" svg:y2="25.962cm" draw:start-shape="id82" draw:start-glue-point="9" draw:end-shape="id83" draw:end-glue-point="5" svg:d="M5743 25171l989 791" svg:viewBox="0 0 990 792">
          <text:p/>
        </draw:connector>
        <draw:connector draw:style-name="gr16" draw:text-style-name="P4" draw:layer="layout" draw:type="line" svg:x1="5.787cm" svg:y1="25.065cm" svg:x2="6.688cm" svg:y2="25.065cm" draw:start-shape="id82" draw:start-glue-point="10" draw:end-shape="id84" draw:end-glue-point="6" svg:d="M5787 25065h901" svg:viewBox="0 0 902 1">
          <text:p/>
        </draw:connector>
        <draw:connector draw:style-name="gr16" draw:text-style-name="P4" draw:layer="layout" draw:type="line" svg:x1="6.988cm" svg:y1="25.065cm" svg:x2="7.889cm" svg:y2="25.065cm" draw:start-shape="id84" draw:start-glue-point="10" draw:end-shape="id85" draw:end-glue-point="6" svg:d="M6988 25065h901" svg:viewBox="0 0 902 1">
          <text:p/>
        </draw:connector>
        <draw:connector draw:style-name="gr16" draw:text-style-name="P4" draw:layer="layout" draw:type="line" svg:x1="8.189cm" svg:y1="25.065cm" svg:x2="9.09cm" svg:y2="25.065cm" draw:start-shape="id85" draw:start-glue-point="10" draw:end-shape="id86" draw:end-glue-point="6" svg:d="M8189 25065h901" svg:viewBox="0 0 902 1">
          <text:p/>
        </draw:connector>
        <draw:connector draw:style-name="gr16" draw:text-style-name="P4" draw:layer="layout" draw:type="line" svg:x1="6.988cm" svg:y1="26.068cm" svg:x2="7.889cm" svg:y2="26.069cm" draw:start-shape="id83" draw:start-glue-point="10" draw:end-shape="id87" draw:end-glue-point="6" svg:d="M6988 26068l901 1" svg:viewBox="0 0 902 2">
          <text:p/>
        </draw:connector>
        <draw:connector draw:style-name="gr16" draw:text-style-name="P4" draw:layer="layout" draw:type="line" svg:x1="8.189cm" svg:y1="26.069cm" svg:x2="9.09cm" svg:y2="26.07cm" draw:start-shape="id87" draw:start-glue-point="10" draw:end-shape="id88" draw:end-glue-point="6" svg:d="M8189 26069l901 1" svg:viewBox="0 0 902 2">
          <text:p/>
        </draw:connector>
        <draw:custom-shape draw:style-name="gr32" draw:text-style-name="P30" xml:id="id89" draw:id="id89" draw:layer="layout" svg:width="0.3cm" svg:height="0.3cm" svg:x="4.491cm" svg:y="24.9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4" draw:layer="layout" draw:type="line" svg:x1="4.791cm" svg:y1="25.066cm" svg:x2="5.487cm" svg:y2="25.065cm" draw:start-shape="id89" draw:start-glue-point="10" draw:end-shape="id82" draw:end-glue-point="6" svg:d="M4791 25066l696-1" svg:viewBox="0 0 697 2">
          <text:p/>
        </draw:connector>
        <draw:line draw:style-name="gr16" draw:text-style-name="P4" draw:layer="layout" svg:x1="1.8cm" svg:y1="23.915cm" svg:x2="19.2cm" svg:y2="23.915cm">
          <text:p/>
        </draw:line>
        <draw:custom-shape draw:style-name="gr35" draw:text-style-name="P30" xml:id="id90" draw:id="id90" draw:layer="layout" svg:width="0.3cm" svg:height="0.3cm" svg:x="10.291cm" svg:y="24.9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4" draw:layer="layout" draw:type="line" svg:x1="9.39cm" svg:y1="25.065cm" svg:x2="10.291cm" svg:y2="25.066cm" draw:start-shape="id86" draw:start-glue-point="10" draw:end-shape="id90" draw:end-glue-point="6" svg:d="M9390 25065l901 1" svg:viewBox="0 0 902 2">
          <text:p/>
        </draw:connector>
        <draw:connector draw:style-name="gr16" draw:text-style-name="P4" draw:layer="layout" draw:type="line" svg:x1="9.346cm" svg:y1="25.964cm" svg:x2="10.335cm" svg:y2="25.172cm" draw:start-shape="id88" draw:start-glue-point="11" draw:end-shape="id90" draw:end-glue-point="7" svg:d="M9346 25964l989-792" svg:viewBox="0 0 990 793">
          <text:p/>
        </draw:connector>
        <draw:custom-shape draw:style-name="gr35" draw:text-style-name="P30" xml:id="id91" draw:id="id91" draw:layer="layout" svg:width="0.3cm" svg:height="0.3cm" svg:x="11.392cm" svg:y="24.9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4" draw:layer="layout" draw:type="line" svg:x1="10.591cm" svg:y1="25.066cm" svg:x2="11.392cm" svg:y2="25.067cm" draw:start-shape="id90" draw:start-glue-point="10" draw:end-shape="id91" draw:end-glue-point="6" svg:d="M10591 25066l801 1" svg:viewBox="0 0 802 2">
          <text:p/>
        </draw:connector>
        <draw:frame draw:style-name="gr15" draw:text-style-name="P22" draw:layer="layout" svg:width="3.042cm" svg:height="1.17cm" svg:x="8.979cm" svg:y="22.33cm">
          <draw:text-box>
            <text:p>合并冲突</text:p>
          </draw:text-box>
        </draw:frame>
        <draw:custom-shape draw:style-name="gr36" draw:text-style-name="P26" draw:layer="layout" svg:width="0.4cm" svg:height="0.5cm" svg:x="8.9cm" svg:y="24.299cm">
          <text:p text:style-name="P14"><text:span text:style-name="T7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5" draw:text-style-name="P37" draw:layer="layout" svg:width="0.925cm" svg:height="0.556cm" svg:x="9.175cm" svg:y="24.243cm">
          <draw:text-box>
            <text:p><text:span text:style-name="T26">阿</text:span><text:span text:style-name="T26">猫</text:span></text:p>
          </draw:text-box>
        </draw:frame>
        <draw:custom-shape draw:style-name="gr36" draw:text-style-name="P26" draw:layer="layout" svg:width="0.4cm" svg:height="0.5cm" svg:x="8.9cm" svg:y="26.3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5" draw:text-style-name="P37" draw:layer="layout" svg:width="0.925cm" svg:height="0.556cm" svg:x="9.175cm" svg:y="26.244cm">
          <draw:text-box>
            <text:p><text:span text:style-name="T26">六子</text:span></text:p>
          </draw:text-box>
        </draw:frame>
        <draw:custom-shape draw:style-name="gr37" draw:text-style-name="P38" draw:layer="layout" svg:width="0.4cm" svg:height="0.5cm" svg:x="10.2cm" svg:y="24.3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5" draw:text-style-name="P37" draw:layer="layout" svg:width="1.213cm" svg:height="0.489cm" svg:x="10.475cm" svg:y="24.344cm">
          <draw:text-box>
            <text:p><text:span text:style-name="T26">123</text:span><text:span text:style-name="T26">45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9T16:56:30.651978097</meta:creation-date>
    <dc:date>2019-12-09T22:13:40.318285574</dc:date>
    <meta:editing-duration>PT3H39M36S</meta:editing-duration>
    <meta:editing-cycles>135</meta:editing-cycles>
    <meta:generator>LibreOffice/6.0.7.3$Linux_X86_64 LibreOffice_project/00m0$Build-3</meta:generator>
    <meta:document-statistic meta:object-count="311"/>
  </office:meta>
</office:document-meta>
</file>